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105" officeooo:paragraph-rsid="0018c105"/>
    </style:style>
    <style:style style:name="P2" style:family="paragraph" style:parent-style-name="Standard">
      <style:paragraph-properties fo:text-align="start" style:justify-single-word="false"/>
      <style:text-properties officeooo:rsid="0018c105" officeooo:paragraph-rsid="0018c105"/>
    </style:style>
    <style:style style:name="P3" style:family="paragraph" style:parent-style-name="Standard">
      <style:paragraph-properties fo:text-align="start" style:justify-single-word="false"/>
      <style:text-properties officeooo:rsid="00198dd9" officeooo:paragraph-rsid="00198dd9"/>
    </style:style>
    <style:style style:name="P4" style:family="paragraph" style:parent-style-name="Standard">
      <style:paragraph-properties fo:text-align="center" style:justify-single-word="false"/>
      <style:text-properties officeooo:rsid="00198dd9" officeooo:paragraph-rsid="00198dd9"/>
    </style:style>
    <style:style style:name="P5" style:family="paragraph" style:parent-style-name="Standard">
      <style:paragraph-properties fo:text-align="start" style:justify-single-word="false"/>
      <style:text-properties fo:color="#c9211e" officeooo:rsid="001b8e51" officeooo:paragraph-rsid="001b8e51"/>
    </style:style>
    <style:style style:name="P6" style:family="paragraph" style:parent-style-name="Standard">
      <style:paragraph-properties fo:text-align="start" style:justify-single-word="false"/>
      <style:text-properties fo:color="#000000" officeooo:rsid="001d0440" officeooo:paragraph-rsid="001d0440"/>
    </style:style>
    <style:style style:name="P7" style:family="paragraph" style:parent-style-name="Standard">
      <style:paragraph-properties fo:text-align="start" style:justify-single-word="false"/>
      <style:text-properties fo:color="#000000" officeooo:rsid="001e94b9" officeooo:paragraph-rsid="001e94b9"/>
    </style:style>
    <style:style style:name="P8" style:family="paragraph" style:parent-style-name="Standard">
      <style:paragraph-properties fo:text-align="start" style:justify-single-word="false"/>
      <style:text-properties fo:color="#000000" officeooo:rsid="001f635d" officeooo:paragraph-rsid="001f635d"/>
    </style:style>
    <style:style style:name="P9" style:family="paragraph" style:parent-style-name="Standard">
      <style:paragraph-properties fo:text-align="start" style:justify-single-word="false"/>
      <style:text-properties fo:color="#000000" officeooo:rsid="001f7e4f" officeooo:paragraph-rsid="001f7e4f"/>
    </style:style>
    <style:style style:name="P10" style:family="paragraph" style:parent-style-name="Standard">
      <style:paragraph-properties fo:text-align="start" style:justify-single-word="false"/>
      <style:text-properties fo:color="#000000" officeooo:rsid="001ffe29" officeooo:paragraph-rsid="001ffe29"/>
    </style:style>
    <style:style style:name="P11" style:family="paragraph" style:parent-style-name="Standard">
      <style:paragraph-properties fo:text-align="start" style:justify-single-word="false"/>
      <style:text-properties fo:color="#000000" officeooo:rsid="001ffe29" officeooo:paragraph-rsid="00230024"/>
    </style:style>
    <style:style style:name="P12" style:family="paragraph" style:parent-style-name="Standard">
      <style:paragraph-properties fo:text-align="start" style:justify-single-word="false"/>
      <style:text-properties fo:color="#000000" officeooo:rsid="0021892f" officeooo:paragraph-rsid="0021892f"/>
    </style:style>
    <style:style style:name="P13" style:family="paragraph" style:parent-style-name="Standard">
      <style:paragraph-properties fo:text-align="start" style:justify-single-word="false"/>
      <style:text-properties fo:color="#000000" officeooo:rsid="0021892f" officeooo:paragraph-rsid="00230024"/>
    </style:style>
    <style:style style:name="P14" style:family="paragraph" style:parent-style-name="Standard">
      <style:paragraph-properties fo:text-align="start" style:justify-single-word="false"/>
      <style:text-properties fo:color="#000000" officeooo:rsid="00233039" officeooo:paragraph-rsid="00233039"/>
    </style:style>
    <style:style style:name="P15" style:family="paragraph" style:parent-style-name="Standard">
      <style:paragraph-properties fo:text-align="start" style:justify-single-word="false"/>
      <style:text-properties fo:color="#000000" officeooo:rsid="00244c64" officeooo:paragraph-rsid="00244c64"/>
    </style:style>
    <style:style style:name="P16" style:family="paragraph" style:parent-style-name="Standard">
      <style:paragraph-properties fo:text-align="start" style:justify-single-word="false"/>
      <style:text-properties fo:color="#000000" officeooo:rsid="002745ac" officeooo:paragraph-rsid="002745ac"/>
    </style:style>
    <style:style style:name="P17" style:family="paragraph" style:parent-style-name="Standard">
      <style:paragraph-properties fo:text-align="start" style:justify-single-word="false"/>
      <style:text-properties fo:color="#000000" officeooo:rsid="0028fda5" officeooo:paragraph-rsid="0028fda5"/>
    </style:style>
    <style:style style:name="P18" style:family="paragraph" style:parent-style-name="Standard">
      <style:paragraph-properties fo:text-align="start" style:justify-single-word="false"/>
      <style:text-properties fo:color="#000000" officeooo:rsid="002b6ee4" officeooo:paragraph-rsid="002b6ee4"/>
    </style:style>
    <style:style style:name="P19" style:family="paragraph" style:parent-style-name="Standard">
      <style:paragraph-properties fo:text-align="start" style:justify-single-word="false"/>
      <style:text-properties fo:color="#000000" officeooo:rsid="002e1e53" officeooo:paragraph-rsid="002e1e53"/>
    </style:style>
    <style:style style:name="P20" style:family="paragraph" style:parent-style-name="Standard">
      <style:paragraph-properties fo:text-align="start" style:justify-single-word="false"/>
      <style:text-properties fo:color="#000000" officeooo:rsid="002e9c68" officeooo:paragraph-rsid="002e9c68"/>
    </style:style>
    <style:style style:name="P21" style:family="paragraph" style:parent-style-name="Standard">
      <style:paragraph-properties fo:text-align="start" style:justify-single-word="false"/>
      <style:text-properties fo:color="#000000" officeooo:rsid="002f0c71" officeooo:paragraph-rsid="002f0c71"/>
    </style:style>
    <style:style style:name="P22" style:family="paragraph" style:parent-style-name="Standard">
      <style:paragraph-properties fo:text-align="start" style:justify-single-word="false"/>
      <style:text-properties fo:color="#000000" officeooo:rsid="002fbf0d" officeooo:paragraph-rsid="002fbf0d"/>
    </style:style>
    <style:style style:name="P23" style:family="paragraph" style:parent-style-name="Standard">
      <style:paragraph-properties fo:text-align="start" style:justify-single-word="false"/>
      <style:text-properties fo:color="#000000" officeooo:rsid="0030fb55" officeooo:paragraph-rsid="0030fb55"/>
    </style:style>
    <style:style style:name="P24" style:family="paragraph" style:parent-style-name="Standard">
      <style:paragraph-properties fo:text-align="start" style:justify-single-word="false"/>
      <style:text-properties fo:color="#000000" officeooo:rsid="0032ac9c" officeooo:paragraph-rsid="0032ac9c"/>
    </style:style>
    <style:style style:name="P25" style:family="paragraph" style:parent-style-name="Standard">
      <style:paragraph-properties fo:text-align="start" style:justify-single-word="false"/>
      <style:text-properties fo:color="#000000" officeooo:rsid="0034a055" officeooo:paragraph-rsid="0034a055"/>
    </style:style>
    <style:style style:name="P26" style:family="paragraph" style:parent-style-name="Standard">
      <style:paragraph-properties fo:text-align="start" style:justify-single-word="false"/>
      <style:text-properties fo:color="#000000" officeooo:rsid="00379c76" officeooo:paragraph-rsid="00379c76"/>
    </style:style>
    <style:style style:name="P27" style:family="paragraph" style:parent-style-name="Standard">
      <style:paragraph-properties fo:text-align="start" style:justify-single-word="false"/>
      <style:text-properties fo:color="#000000" officeooo:rsid="00393538" officeooo:paragraph-rsid="00393538"/>
    </style:style>
    <style:style style:name="P28" style:family="paragraph" style:parent-style-name="Standard">
      <style:paragraph-properties fo:text-align="start" style:justify-single-word="false"/>
      <style:text-properties fo:color="#000000" officeooo:rsid="003ab49f" officeooo:paragraph-rsid="003ab49f"/>
    </style:style>
    <style:style style:name="P29" style:family="paragraph" style:parent-style-name="Standard">
      <style:paragraph-properties fo:text-align="start" style:justify-single-word="false"/>
      <style:text-properties fo:color="#000000" officeooo:rsid="003cafe2" officeooo:paragraph-rsid="003cafe2"/>
    </style:style>
    <style:style style:name="P30" style:family="paragraph" style:parent-style-name="Standard">
      <style:paragraph-properties fo:text-align="start" style:justify-single-word="false"/>
      <style:text-properties fo:color="#000000" officeooo:rsid="003d1b63" officeooo:paragraph-rsid="003d1b63"/>
    </style:style>
    <style:style style:name="P31" style:family="paragraph" style:parent-style-name="Standard">
      <style:paragraph-properties fo:text-align="start" style:justify-single-word="false"/>
      <style:text-properties fo:color="#000000" officeooo:rsid="003f07b2" officeooo:paragraph-rsid="003f07b2"/>
    </style:style>
    <style:style style:name="P32" style:family="paragraph" style:parent-style-name="Standard">
      <style:paragraph-properties fo:text-align="start" style:justify-single-word="false"/>
      <style:text-properties fo:color="#000000" officeooo:rsid="0040f1b9" officeooo:paragraph-rsid="0040f1b9"/>
    </style:style>
    <style:style style:name="P33" style:family="paragraph" style:parent-style-name="Standard">
      <style:paragraph-properties fo:text-align="start" style:justify-single-word="false"/>
      <style:text-properties fo:color="#000000" officeooo:rsid="0041fc02" officeooo:paragraph-rsid="0041fc02"/>
    </style:style>
    <style:style style:name="P34" style:family="paragraph" style:parent-style-name="Standard">
      <style:paragraph-properties fo:text-align="start" style:justify-single-word="false"/>
      <style:text-properties fo:color="#000000" officeooo:rsid="004589cb" officeooo:paragraph-rsid="004589cb"/>
    </style:style>
    <style:style style:name="P35" style:family="paragraph" style:parent-style-name="Standard">
      <style:paragraph-properties fo:text-align="start" style:justify-single-word="false"/>
      <style:text-properties fo:color="#000000" officeooo:rsid="0046364e" officeooo:paragraph-rsid="0046364e"/>
    </style:style>
    <style:style style:name="P36" style:family="paragraph" style:parent-style-name="Standard">
      <style:paragraph-properties fo:text-align="start" style:justify-single-word="false"/>
      <style:text-properties fo:color="#000000" officeooo:rsid="00475252" officeooo:paragraph-rsid="00475252"/>
    </style:style>
    <style:style style:name="P37" style:family="paragraph" style:parent-style-name="Standard">
      <style:paragraph-properties fo:text-align="start" style:justify-single-word="false"/>
      <style:text-properties fo:color="#000000" officeooo:rsid="00475252" officeooo:paragraph-rsid="00485184"/>
    </style:style>
    <style:style style:name="P38" style:family="paragraph" style:parent-style-name="Standard">
      <style:paragraph-properties fo:text-align="start" style:justify-single-word="false"/>
      <style:text-properties fo:color="#000000" officeooo:rsid="00485184" officeooo:paragraph-rsid="00485184"/>
    </style:style>
    <style:style style:name="P39" style:family="paragraph" style:parent-style-name="Standard">
      <style:paragraph-properties fo:text-align="start" style:justify-single-word="false"/>
      <style:text-properties fo:color="#000000" officeooo:rsid="004b15d1" officeooo:paragraph-rsid="004b15d1"/>
    </style:style>
    <style:style style:name="P40" style:family="paragraph" style:parent-style-name="Standard">
      <style:paragraph-properties fo:text-align="start" style:justify-single-word="false"/>
      <style:text-properties fo:color="#000000" officeooo:rsid="004c2ac4" officeooo:paragraph-rsid="004c2ac4"/>
    </style:style>
    <style:style style:name="P41" style:family="paragraph" style:parent-style-name="Standard">
      <style:paragraph-properties fo:text-align="start" style:justify-single-word="false"/>
      <style:text-properties fo:color="#000000" officeooo:rsid="004d2f6a" officeooo:paragraph-rsid="004d2f6a"/>
    </style:style>
    <style:style style:name="P42" style:family="paragraph" style:parent-style-name="Standard">
      <style:paragraph-properties fo:text-align="start" style:justify-single-word="false"/>
      <style:text-properties fo:color="#000000" officeooo:rsid="004e63e8" officeooo:paragraph-rsid="004e63e8"/>
    </style:style>
    <style:style style:name="P43" style:family="paragraph" style:parent-style-name="Standard">
      <style:paragraph-properties fo:text-align="start" style:justify-single-word="false"/>
      <style:text-properties fo:color="#000000" officeooo:rsid="0050b354" officeooo:paragraph-rsid="0050b354"/>
    </style:style>
    <style:style style:name="P44" style:family="paragraph" style:parent-style-name="Standard">
      <style:paragraph-properties fo:text-align="start" style:justify-single-word="false"/>
      <style:text-properties fo:color="#000000" officeooo:rsid="0053cca3" officeooo:paragraph-rsid="0053cca3"/>
    </style:style>
    <style:style style:name="P45" style:family="paragraph" style:parent-style-name="Standard">
      <style:paragraph-properties fo:text-align="start" style:justify-single-word="false"/>
      <style:text-properties fo:color="#000000" officeooo:rsid="00562f90" officeooo:paragraph-rsid="00562f90"/>
    </style:style>
    <style:style style:name="P46" style:family="paragraph" style:parent-style-name="Standard">
      <style:paragraph-properties fo:text-align="start" style:justify-single-word="false"/>
      <style:text-properties fo:color="#000000" officeooo:rsid="00583558" officeooo:paragraph-rsid="00583558"/>
    </style:style>
    <style:style style:name="P47" style:family="paragraph" style:parent-style-name="Standard">
      <style:paragraph-properties fo:text-align="start" style:justify-single-word="false"/>
      <style:text-properties fo:color="#000000" officeooo:rsid="0059c681" officeooo:paragraph-rsid="0059c681"/>
    </style:style>
    <style:style style:name="P48" style:family="paragraph" style:parent-style-name="Standard">
      <style:paragraph-properties fo:text-align="start" style:justify-single-word="false"/>
      <style:text-properties fo:color="#000000" officeooo:rsid="005aeddb" officeooo:paragraph-rsid="005aeddb"/>
    </style:style>
    <style:style style:name="P49" style:family="paragraph" style:parent-style-name="Standard">
      <style:paragraph-properties fo:text-align="start" style:justify-single-word="false"/>
      <style:text-properties fo:color="#000000" officeooo:rsid="005d3f8a" officeooo:paragraph-rsid="005d3f8a"/>
    </style:style>
    <style:style style:name="P50" style:family="paragraph" style:parent-style-name="Standard">
      <style:paragraph-properties fo:text-align="start" style:justify-single-word="false"/>
      <style:text-properties fo:color="#000000" officeooo:rsid="005dda9a" officeooo:paragraph-rsid="005dda9a"/>
    </style:style>
    <style:style style:name="P51" style:family="paragraph" style:parent-style-name="Standard">
      <style:paragraph-properties fo:text-align="start" style:justify-single-word="false"/>
      <style:text-properties fo:color="#000000" officeooo:rsid="005f5f92" officeooo:paragraph-rsid="005f5f92"/>
    </style:style>
    <style:style style:name="P52" style:family="paragraph" style:parent-style-name="Standard">
      <style:paragraph-properties fo:text-align="start" style:justify-single-word="false"/>
      <style:text-properties fo:color="#000000" officeooo:rsid="00613bab" officeooo:paragraph-rsid="00613bab"/>
    </style:style>
    <style:style style:name="P53" style:family="paragraph" style:parent-style-name="Standard">
      <style:paragraph-properties fo:text-align="start" style:justify-single-word="false"/>
      <style:text-properties fo:color="#000000" officeooo:rsid="0062e15d" officeooo:paragraph-rsid="0062e15d"/>
    </style:style>
    <style:style style:name="P54" style:family="paragraph" style:parent-style-name="Standard">
      <style:paragraph-properties fo:text-align="start" style:justify-single-word="false"/>
      <style:text-properties fo:color="#000000" officeooo:rsid="006653e9" officeooo:paragraph-rsid="006653e9"/>
    </style:style>
    <style:style style:name="P55" style:family="paragraph" style:parent-style-name="Standard">
      <style:paragraph-properties fo:text-align="start" style:justify-single-word="false"/>
      <style:text-properties fo:color="#000000" officeooo:rsid="00667cef" officeooo:paragraph-rsid="00667cef"/>
    </style:style>
    <style:style style:name="P56" style:family="paragraph" style:parent-style-name="Standard">
      <style:paragraph-properties fo:text-align="start" style:justify-single-word="false"/>
      <style:text-properties fo:color="#000000" officeooo:rsid="00670cd7" officeooo:paragraph-rsid="00670cd7"/>
    </style:style>
    <style:style style:name="P57" style:family="paragraph" style:parent-style-name="Standard">
      <style:paragraph-properties fo:text-align="start" style:justify-single-word="false"/>
      <style:text-properties fo:color="#000000" officeooo:rsid="0068a0bc" officeooo:paragraph-rsid="0068a0bc"/>
    </style:style>
    <style:style style:name="P58" style:family="paragraph" style:parent-style-name="Standard">
      <style:paragraph-properties fo:text-align="start" style:justify-single-word="false"/>
      <style:text-properties fo:color="#000000" officeooo:rsid="0069c046" officeooo:paragraph-rsid="0069c046"/>
    </style:style>
    <style:style style:name="P59" style:family="paragraph" style:parent-style-name="Standard">
      <style:paragraph-properties fo:text-align="start" style:justify-single-word="false"/>
      <style:text-properties fo:color="#000000" officeooo:rsid="006b4ba2" officeooo:paragraph-rsid="006b4ba2"/>
    </style:style>
    <style:style style:name="P60" style:family="paragraph" style:parent-style-name="Standard">
      <style:paragraph-properties fo:text-align="start" style:justify-single-word="false"/>
      <style:text-properties fo:color="#000000" officeooo:rsid="006c1742" officeooo:paragraph-rsid="006c1742"/>
    </style:style>
    <style:style style:name="P61" style:family="paragraph" style:parent-style-name="Standard">
      <style:paragraph-properties fo:text-align="start" style:justify-single-word="false"/>
      <style:text-properties fo:color="#000000" officeooo:rsid="006e261c" officeooo:paragraph-rsid="006e261c"/>
    </style:style>
    <style:style style:name="P62" style:family="paragraph" style:parent-style-name="Standard">
      <style:paragraph-properties fo:text-align="start" style:justify-single-word="false"/>
      <style:text-properties fo:color="#000000" officeooo:rsid="0070639f" officeooo:paragraph-rsid="0070639f"/>
    </style:style>
    <style:style style:name="P63" style:family="paragraph" style:parent-style-name="Standard">
      <style:paragraph-properties fo:text-align="start" style:justify-single-word="false"/>
      <style:text-properties fo:color="#000000" officeooo:rsid="0071d612" officeooo:paragraph-rsid="0071d612"/>
    </style:style>
    <style:style style:name="P64" style:family="paragraph" style:parent-style-name="Standard">
      <style:paragraph-properties fo:text-align="start" style:justify-single-word="false"/>
      <style:text-properties fo:color="#000000" officeooo:rsid="0072cdf7" officeooo:paragraph-rsid="0072cdf7"/>
    </style:style>
    <style:style style:name="P65" style:family="paragraph" style:parent-style-name="Standard">
      <style:paragraph-properties fo:text-align="start" style:justify-single-word="false"/>
      <style:text-properties fo:color="#000000" officeooo:rsid="00752fe8" officeooo:paragraph-rsid="00752fe8"/>
    </style:style>
    <style:style style:name="P66" style:family="paragraph" style:parent-style-name="Standard">
      <style:paragraph-properties fo:text-align="start" style:justify-single-word="false"/>
      <style:text-properties fo:color="#000000" officeooo:rsid="0075de23" officeooo:paragraph-rsid="0075de23"/>
    </style:style>
    <style:style style:name="P67" style:family="paragraph" style:parent-style-name="Standard">
      <style:paragraph-properties fo:text-align="start" style:justify-single-word="false"/>
      <style:text-properties fo:color="#000000" officeooo:rsid="00771970" officeooo:paragraph-rsid="00771970"/>
    </style:style>
    <style:style style:name="P68" style:family="paragraph" style:parent-style-name="Standard">
      <style:paragraph-properties fo:text-align="start" style:justify-single-word="false"/>
      <style:text-properties fo:color="#000000" officeooo:rsid="00783a16" officeooo:paragraph-rsid="00783a16"/>
    </style:style>
    <style:style style:name="P69" style:family="paragraph" style:parent-style-name="Standard">
      <style:paragraph-properties fo:text-align="start" style:justify-single-word="false"/>
      <style:text-properties fo:color="#000000" officeooo:rsid="007a1a93" officeooo:paragraph-rsid="007a1a93"/>
    </style:style>
    <style:style style:name="P70" style:family="paragraph" style:parent-style-name="Standard">
      <style:paragraph-properties fo:text-align="start" style:justify-single-word="false"/>
      <style:text-properties fo:color="#000000" officeooo:rsid="007aa5e1" officeooo:paragraph-rsid="007aa5e1"/>
    </style:style>
    <style:style style:name="P71" style:family="paragraph" style:parent-style-name="Standard">
      <style:paragraph-properties fo:text-align="start" style:justify-single-word="false"/>
      <style:text-properties fo:color="#000000" officeooo:rsid="007ee173" officeooo:paragraph-rsid="007ee173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81381d" officeooo:paragraph-rsid="0081381d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4d2f6a" officeooo:paragraph-rsid="004d2f6a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43b148" officeooo:paragraph-rsid="0043b148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3cafe2" officeooo:paragraph-rsid="003cafe2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34a055" officeooo:paragraph-rsid="0034a055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1f635d" officeooo:paragraph-rsid="001f635d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bold" officeooo:rsid="009b127d" officeooo:paragraph-rsid="009b127d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weight="bold" officeooo:rsid="00a2a5f6" officeooo:paragraph-rsid="00a2a5f6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834e37" officeooo:paragraph-rsid="00834e37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836d76" officeooo:paragraph-rsid="00836d76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836d76" officeooo:paragraph-rsid="00868356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83aa5e" officeooo:paragraph-rsid="0083aa5e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84dd68" officeooo:paragraph-rsid="0084dd68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895f8c" officeooo:paragraph-rsid="00895f8c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8a1e61" officeooo:paragraph-rsid="008a1e61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8b707d" officeooo:paragraph-rsid="008b707d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8c2bcc" officeooo:paragraph-rsid="008c2bcc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8d92c0" officeooo:paragraph-rsid="008d92c0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91e971" officeooo:paragraph-rsid="0091e971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93bd6d" officeooo:paragraph-rsid="0093bd6d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93ca9f" officeooo:paragraph-rsid="0093ca9f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9434f2" officeooo:paragraph-rsid="009434f2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951b61" officeooo:paragraph-rsid="00951b61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08d12ff" officeooo:paragraph-rsid="008d12ff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weight="normal" officeooo:rsid="008d8271" officeooo:paragraph-rsid="008d827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weight="normal" officeooo:rsid="009b127d" officeooo:paragraph-rsid="009b127d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9c1968" officeooo:paragraph-rsid="009c1968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9cb0b4" officeooo:paragraph-rsid="009cb0b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9d3266" officeooo:paragraph-rsid="009d3266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9e4b4d" officeooo:paragraph-rsid="009e4b4d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9f1632" officeooo:paragraph-rsid="009f1632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a2a1b4" officeooo:paragraph-rsid="00a2a1b4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a2a5f6" officeooo:paragraph-rsid="00a2a5f6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a48075" officeooo:paragraph-rsid="00a48075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2a5f6" officeooo:paragraph-rsid="00a2a5f6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2efb6" officeooo:paragraph-rsid="00a2efb6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48075" officeooo:paragraph-rsid="00a48075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63fb6" officeooo:paragraph-rsid="00a63fb6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7a968" officeooo:paragraph-rsid="00a7a968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995c9" officeooo:paragraph-rsid="00a995c9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b4536" officeooo:paragraph-rsid="00ab4536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b4536" officeooo:paragraph-rsid="00b30b3a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dc95f" officeooo:paragraph-rsid="00adc95f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f1cb4" officeooo:paragraph-rsid="00af1cb4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f1cb4" officeooo:paragraph-rsid="00b3919b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f1cb4" officeooo:paragraph-rsid="00b532fc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f1cb4" officeooo:paragraph-rsid="00b622dc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af1cb4" officeooo:paragraph-rsid="00b9355b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30b3a" officeooo:paragraph-rsid="00b30b3a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3919b" officeooo:paragraph-rsid="00b3919b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44ba3" officeooo:paragraph-rsid="00b44ba3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46f81" officeooo:paragraph-rsid="00b46f81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532fc" officeooo:paragraph-rsid="00b532fc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622dc" officeooo:paragraph-rsid="00b622dc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81400" officeooo:paragraph-rsid="00b81400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9355b" officeooo:paragraph-rsid="00b9355b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9bcec" officeooo:paragraph-rsid="00b9bcec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bb2fe" officeooo:paragraph-rsid="00bbb2fe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d4448" officeooo:paragraph-rsid="00bd4448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e99bd" officeooo:paragraph-rsid="00bfff3f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bfff3f" officeooo:paragraph-rsid="00bfff3f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c21c67" officeooo:paragraph-rsid="00c21c67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c24bac" officeooo:paragraph-rsid="00c24bac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text-underline-style="none" fo:font-weight="bold" officeooo:rsid="00b622dc" officeooo:paragraph-rsid="00b622dc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f0000" officeooo:rsid="002e1e53" officeooo:paragraph-rsid="002e1e53"/>
    </style:style>
    <style:style style:name="P137" style:family="paragraph" style:parent-style-name="Standard">
      <style:paragraph-properties fo:text-align="start" style:justify-single-word="false"/>
      <style:text-properties fo:color="#ff0000" officeooo:rsid="00562f90" officeooo:paragraph-rsid="00562f90"/>
    </style:style>
    <style:style style:name="P138" style:family="paragraph" style:parent-style-name="Standard">
      <style:paragraph-properties fo:text-align="start" style:justify-single-word="false"/>
      <style:text-properties fo:color="#ff0000" officeooo:rsid="0050b354" officeooo:paragraph-rsid="0050b354"/>
    </style:style>
    <style:style style:name="P139" style:family="paragraph" style:parent-style-name="Standard">
      <style:paragraph-properties fo:text-align="start" style:justify-single-word="false"/>
      <style:text-properties fo:color="#ff0000" officeooo:rsid="006653e9" officeooo:paragraph-rsid="006653e9"/>
    </style:style>
    <style:style style:name="P140" style:family="paragraph" style:parent-style-name="Standard">
      <style:paragraph-properties fo:text-align="start" style:justify-single-word="false"/>
      <style:text-properties fo:color="#ff0000" fo:font-weight="normal" officeooo:rsid="008a1e61" officeooo:paragraph-rsid="008a1e61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ff0000" fo:font-weight="normal" officeooo:rsid="008c9538" officeooo:paragraph-rsid="008c9538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ff0000" fo:font-weight="normal" officeooo:rsid="008d8271" officeooo:paragraph-rsid="008d8271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ff0000" style:text-underline-style="none" fo:font-weight="normal" officeooo:rsid="00ab4536" officeooo:paragraph-rsid="00ab4536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ff0000" style:text-underline-style="none" fo:font-weight="normal" officeooo:rsid="00ab4536" officeooo:paragraph-rsid="00b30b3a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a933" officeooo:rsid="002fbf0d" officeooo:paragraph-rsid="002fbf0d"/>
    </style:style>
    <style:style style:name="P146" style:family="paragraph" style:parent-style-name="Standard">
      <style:paragraph-properties fo:text-align="start" style:justify-single-word="false"/>
      <style:text-properties fo:color="#00a933" officeooo:rsid="002f0c71" officeooo:paragraph-rsid="002f0c71"/>
    </style:style>
    <style:style style:name="P147" style:family="paragraph" style:parent-style-name="Standard">
      <style:paragraph-properties fo:text-align="start" style:justify-single-word="false"/>
      <style:text-properties fo:color="#00a933" officeooo:rsid="002b6ee4" officeooo:paragraph-rsid="002b6ee4"/>
    </style:style>
    <style:style style:name="P148" style:family="paragraph" style:parent-style-name="Standard">
      <style:paragraph-properties fo:text-align="start" style:justify-single-word="false"/>
      <style:text-properties fo:color="#00a933" officeooo:rsid="00562f90" officeooo:paragraph-rsid="00562f90"/>
    </style:style>
    <style:style style:name="P149" style:family="paragraph" style:parent-style-name="Standard">
      <style:paragraph-properties fo:text-align="start" style:justify-single-word="false"/>
      <style:text-properties fo:color="#00a933" officeooo:rsid="0050b354" officeooo:paragraph-rsid="0050b354"/>
    </style:style>
    <style:style style:name="P150" style:family="paragraph" style:parent-style-name="Standard">
      <style:paragraph-properties fo:text-align="start" style:justify-single-word="false"/>
      <style:text-properties fo:color="#00a933" officeooo:rsid="00670cd7" officeooo:paragraph-rsid="00670cd7"/>
    </style:style>
    <style:style style:name="P151" style:family="paragraph" style:parent-style-name="Standard">
      <style:paragraph-properties fo:text-align="start" style:justify-single-word="false"/>
      <style:text-properties fo:color="#00a933" officeooo:rsid="006b4ba2" officeooo:paragraph-rsid="006b4ba2"/>
    </style:style>
    <style:style style:name="P152" style:family="paragraph" style:parent-style-name="Standard">
      <style:paragraph-properties fo:text-align="start" style:justify-single-word="false"/>
      <style:text-properties fo:color="#00a933" officeooo:rsid="00475252" officeooo:paragraph-rsid="00475252"/>
    </style:style>
    <style:style style:name="P153" style:family="paragraph" style:parent-style-name="Standard">
      <style:paragraph-properties fo:text-align="start" style:justify-single-word="false"/>
      <style:text-properties fo:color="#00a933" fo:font-weight="normal" officeooo:rsid="009d3266" officeooo:paragraph-rsid="009d3266" style:font-weight-asian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a933" style:text-underline-style="none" fo:font-weight="normal" officeooo:rsid="00ab4536" officeooo:paragraph-rsid="00ab4536" style:font-weight-asian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a933" style:text-underline-style="none" fo:font-weight="normal" officeooo:rsid="00ab4536" officeooo:paragraph-rsid="00b30b3a" style:font-weight-asian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ff4000" officeooo:rsid="0050b354" officeooo:paragraph-rsid="0050b354"/>
    </style:style>
    <style:style style:name="P157" style:family="paragraph" style:parent-style-name="Standard">
      <style:paragraph-properties fo:text-align="start" style:justify-single-word="false"/>
      <style:text-properties fo:color="#999999" fo:font-weight="normal" officeooo:rsid="00834e37" officeooo:paragraph-rsid="00834e37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999999" fo:font-weight="normal" officeooo:rsid="008d8271" officeooo:paragraph-rsid="008d8271" style:font-weight-asian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999999" officeooo:rsid="00485184" officeooo:paragraph-rsid="00485184"/>
    </style:style>
    <style:style style:name="P160" style:family="paragraph" style:parent-style-name="Standard">
      <style:paragraph-properties fo:text-align="start" style:justify-single-word="false"/>
      <style:text-properties fo:color="#2a6099" style:text-underline-style="none" fo:font-weight="normal" officeooo:rsid="00ab4536" officeooo:paragraph-rsid="00ab4536" style:font-weight-asian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2a6099" style:text-underline-style="none" fo:font-weight="normal" officeooo:rsid="00ab4536" officeooo:paragraph-rsid="00b30b3a" style:font-weight-asian="normal" style:font-weight-complex="normal"/>
    </style:style>
    <style:style style:name="P162" style:family="paragraph" style:parent-style-name="Standard">
      <style:text-properties officeooo:rsid="00c8d846" officeooo:paragraph-rsid="00c8d846"/>
    </style:style>
    <style:style style:name="P163" style:family="paragraph" style:parent-style-name="Standard">
      <style:text-properties officeooo:rsid="00c9fcad" officeooo:paragraph-rsid="00c9fcad"/>
    </style:style>
    <style:style style:name="P164" style:family="paragraph" style:parent-style-name="Standard">
      <style:text-properties officeooo:rsid="00caa510" officeooo:paragraph-rsid="00caa510"/>
    </style:style>
    <style:style style:name="P165" style:family="paragraph" style:parent-style-name="Standard">
      <style:text-properties officeooo:rsid="00cc6cbb" officeooo:paragraph-rsid="00cc6cbb"/>
    </style:style>
    <style:style style:name="P166" style:family="paragraph" style:parent-style-name="Standard">
      <style:text-properties officeooo:rsid="00cd7489" officeooo:paragraph-rsid="00cd7489"/>
    </style:style>
    <style:style style:name="P167" style:family="paragraph" style:parent-style-name="Standard">
      <style:text-properties officeooo:rsid="00ce991e" officeooo:paragraph-rsid="00ce991e"/>
    </style:style>
    <style:style style:name="P168" style:family="paragraph" style:parent-style-name="Standard">
      <style:text-properties officeooo:rsid="00cfadab" officeooo:paragraph-rsid="00cfadab"/>
    </style:style>
    <style:style style:name="P169" style:family="paragraph" style:parent-style-name="Standard">
      <style:text-properties officeooo:rsid="00d04615" officeooo:paragraph-rsid="00d04615"/>
    </style:style>
    <style:style style:name="P170" style:family="paragraph" style:parent-style-name="Standard">
      <style:text-properties officeooo:rsid="00d3a6c0" officeooo:paragraph-rsid="00d3a6c0"/>
    </style:style>
    <style:style style:name="P171" style:family="paragraph" style:parent-style-name="Standard">
      <style:text-properties officeooo:rsid="00d3e79c" officeooo:paragraph-rsid="00d3e79c"/>
    </style:style>
    <style:style style:name="P172" style:family="paragraph" style:parent-style-name="Standard">
      <style:text-properties officeooo:rsid="00d6080e" officeooo:paragraph-rsid="00d6080e"/>
    </style:style>
    <style:style style:name="P173" style:family="paragraph" style:parent-style-name="Standard">
      <style:text-properties officeooo:rsid="00d67a90" officeooo:paragraph-rsid="00d67a90"/>
    </style:style>
    <style:style style:name="P174" style:family="paragraph" style:parent-style-name="Standard">
      <style:text-properties officeooo:rsid="00d7c4c2" officeooo:paragraph-rsid="00d7c4c2"/>
    </style:style>
    <style:style style:name="P175" style:family="paragraph" style:parent-style-name="Standard">
      <style:text-properties officeooo:rsid="00d9e48e" officeooo:paragraph-rsid="00d9e48e"/>
    </style:style>
    <style:style style:name="P176" style:family="paragraph" style:parent-style-name="Standard">
      <style:text-properties officeooo:rsid="00db32e2" officeooo:paragraph-rsid="00db32e2"/>
    </style:style>
    <style:style style:name="P177" style:family="paragraph" style:parent-style-name="Standard">
      <style:text-properties officeooo:rsid="00dc5e00" officeooo:paragraph-rsid="00dc5e00"/>
    </style:style>
    <style:style style:name="P178" style:family="paragraph" style:parent-style-name="Standard">
      <style:text-properties officeooo:rsid="00de54f2" officeooo:paragraph-rsid="00de54f2"/>
    </style:style>
    <style:style style:name="P179" style:family="paragraph" style:parent-style-name="Standard">
      <style:text-properties officeooo:rsid="00dfab9f" officeooo:paragraph-rsid="00dfab9f"/>
    </style:style>
    <style:style style:name="P180" style:family="paragraph" style:parent-style-name="Standard">
      <style:text-properties officeooo:rsid="00e14f2b" officeooo:paragraph-rsid="00e14f2b"/>
    </style:style>
    <style:style style:name="P181" style:family="paragraph" style:parent-style-name="Standard">
      <style:text-properties officeooo:rsid="00e3e244" officeooo:paragraph-rsid="00e3e244"/>
    </style:style>
    <style:style style:name="P182" style:family="paragraph" style:parent-style-name="Standard">
      <style:text-properties officeooo:rsid="00e3e25e" officeooo:paragraph-rsid="00e3e25e"/>
    </style:style>
    <style:style style:name="P183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b9bcec" officeooo:paragraph-rsid="00b9bcec" style:font-weight-asian="normal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bd4448" officeooo:paragraph-rsid="00bd4448" style:font-weight-asian="normal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be99bd" officeooo:paragraph-rsid="00bfff3f" style:font-weight-asian="normal" style:font-weight-complex="normal"/>
    </style:style>
    <style:style style:name="P186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c24bac" officeooo:paragraph-rsid="00c24bac" style:font-weight-asian="normal" style:font-weight-complex="normal"/>
    </style:style>
    <style:style style:name="P187" style:family="paragraph" style:parent-style-name="Preformatted_20_Text">
      <style:text-properties fo:color="#000000" officeooo:rsid="00c5812f" officeooo:paragraph-rsid="00c5812f"/>
    </style:style>
    <style:style style:name="P188" style:family="paragraph" style:parent-style-name="Preformatted_20_Text">
      <style:text-properties fo:color="#000000" officeooo:rsid="00c46b5e"/>
    </style:style>
    <style:style style:name="P189" style:family="paragraph" style:parent-style-name="Preformatted_20_Text">
      <style:text-properties style:font-name="Liberation Serif" fo:font-size="12pt" style:font-size-asian="12pt" style:font-size-complex="12pt"/>
    </style:style>
    <style:style style:name="P190" style:family="paragraph" style:parent-style-name="Preformatted_20_Text">
      <style:text-properties officeooo:rsid="00c5812f" officeooo:paragraph-rsid="00c5812f"/>
    </style:style>
    <style:style style:name="P191" style:family="paragraph" style:parent-style-name="Preformatted_20_Text">
      <style:text-properties officeooo:rsid="00caa510" officeooo:paragraph-rsid="00caa510"/>
    </style:style>
    <style:style style:name="P192" style:family="paragraph" style:parent-style-name="Preformatted_20_Text">
      <style:text-properties officeooo:rsid="00cd7489" officeooo:paragraph-rsid="00cd7489"/>
    </style:style>
    <style:style style:name="P193" style:family="paragraph" style:parent-style-name="Preformatted_20_Text">
      <style:text-properties officeooo:rsid="00cfadab" officeooo:paragraph-rsid="00cfadab"/>
    </style:style>
    <style:style style:name="P194" style:family="paragraph" style:parent-style-name="Preformatted_20_Text">
      <style:text-properties officeooo:rsid="00d3a6c0" officeooo:paragraph-rsid="00d3a6c0"/>
    </style:style>
    <style:style style:name="P195" style:family="paragraph" style:parent-style-name="Preformatted_20_Text">
      <style:text-properties officeooo:rsid="00d3e79c" officeooo:paragraph-rsid="00d3e79c"/>
    </style:style>
    <style:style style:name="P196" style:family="paragraph" style:parent-style-name="Preformatted_20_Text">
      <style:text-properties officeooo:rsid="00d6080e" officeooo:paragraph-rsid="00d6080e"/>
    </style:style>
    <style:style style:name="P197" style:family="paragraph" style:parent-style-name="Preformatted_20_Text">
      <style:text-properties officeooo:rsid="00c8d846" officeooo:paragraph-rsid="00c8d846"/>
    </style:style>
    <style:style style:name="P198" style:family="paragraph" style:parent-style-name="Preformatted_20_Text">
      <style:text-properties officeooo:rsid="00dc5e00" officeooo:paragraph-rsid="00dc5e00"/>
    </style:style>
    <style:style style:name="P199" style:family="paragraph" style:parent-style-name="Preformatted_20_Text">
      <style:text-properties officeooo:rsid="00dfab9f" officeooo:paragraph-rsid="00dfab9f"/>
    </style:style>
    <style:style style:name="P200" style:family="paragraph" style:parent-style-name="Preformatted_20_Text">
      <style:text-properties officeooo:rsid="00e14f2b" officeooo:paragraph-rsid="00e14f2b"/>
    </style:style>
    <style:style style:name="P201" style:family="paragraph" style:parent-style-name="Preformatted_20_Text">
      <style:text-properties officeooo:rsid="00e3e244" officeooo:paragraph-rsid="00e3e244"/>
    </style:style>
    <style:style style:name="P202" style:family="paragraph" style:parent-style-name="Preformatted_20_Text">
      <style:paragraph-properties fo:margin-top="0cm" fo:margin-bottom="0.499cm" loext:contextual-spacing="false"/>
    </style:style>
    <style:style style:name="P203" style:family="paragraph" style:parent-style-name="Preformatted_20_Text">
      <style:paragraph-properties fo:margin-top="0cm" fo:margin-bottom="0.499cm" loext:contextual-spacing="false"/>
      <style:text-properties officeooo:rsid="00c24bac" officeooo:paragraph-rsid="00c24bac"/>
    </style:style>
    <style:style style:name="P20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c34239" officeooo:paragraph-rsid="00c34239" style:font-size-asian="12pt" style:font-size-complex="12pt"/>
    </style:style>
    <style:style style:name="P20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c46b5e" officeooo:paragraph-rsid="00c34239" style:font-size-asian="12pt" style:font-size-complex="12pt"/>
    </style:style>
    <style:style style:name="P206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c34239" officeooo:paragraph-rsid="00c34239" style:font-size-asian="12pt" style:font-size-complex="12pt"/>
    </style:style>
    <style:style style:name="P20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e14f2b" officeooo:paragraph-rsid="00e14f2b" style:font-size-asian="12pt" style:font-size-complex="12pt"/>
    </style:style>
    <style:style style:name="P208" style:family="paragraph" style:parent-style-name="Preformatted_20_Text">
      <style:paragraph-properties fo:margin-top="0cm" fo:margin-bottom="0.499cm" loext:contextual-spacing="false"/>
      <style:text-properties officeooo:rsid="00c8d846" officeooo:paragraph-rsid="00c8d846"/>
    </style:style>
    <style:style style:name="P209" style:family="paragraph" style:parent-style-name="Preformatted_20_Text">
      <style:paragraph-properties fo:margin-top="0cm" fo:margin-bottom="0.499cm" loext:contextual-spacing="false"/>
      <style:text-properties officeooo:rsid="00d3a6c0" officeooo:paragraph-rsid="00d3a6c0"/>
    </style:style>
    <style:style style:name="P21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e5ccc3" officeooo:paragraph-rsid="00e5ccc3" style:font-size-asian="12pt" style:font-size-complex="12pt"/>
    </style:style>
    <style:style style:name="P21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e5ccc3" officeooo:paragraph-rsid="00e77965" style:font-size-asian="12pt" style:font-size-complex="12pt"/>
    </style:style>
    <style:style style:name="P212" style:family="paragraph" style:parent-style-name="Preformatted_20_Text">
      <style:paragraph-properties fo:margin-top="0cm" fo:margin-bottom="0.499cm" loext:contextual-spacing="false"/>
      <style:text-properties officeooo:rsid="00e5ccc3" officeooo:paragraph-rsid="00e5ccc3"/>
    </style:style>
    <style:style style:name="P213" style:family="paragraph" style:parent-style-name="Preformatted_20_Text">
      <style:text-properties officeooo:rsid="00e3e244" officeooo:paragraph-rsid="00e5ccc3"/>
    </style:style>
    <style:style style:name="P214" style:family="paragraph" style:parent-style-name="Preformatted_20_Text">
      <style:text-properties officeooo:paragraph-rsid="00e5ccc3"/>
    </style:style>
    <style:style style:name="P215" style:family="paragraph" style:parent-style-name="Standard">
      <style:text-properties officeooo:rsid="00e5ccc3" officeooo:paragraph-rsid="00e5ccc3"/>
    </style:style>
    <style:style style:name="T1" style:family="text">
      <style:text-properties officeooo:rsid="0019ca43"/>
    </style:style>
    <style:style style:name="T2" style:family="text">
      <style:text-properties officeooo:rsid="001e51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30024" style:font-style-asian="normal" style:font-style-complex="normal"/>
    </style:style>
    <style:style style:name="T6" style:family="text">
      <style:text-properties fo:font-style="normal" officeooo:rsid="001ffe29" style:font-style-asian="normal" style:font-style-complex="normal"/>
    </style:style>
    <style:style style:name="T7" style:family="text">
      <style:text-properties officeooo:rsid="002619a4"/>
    </style:style>
    <style:style style:name="T8" style:family="text">
      <style:text-properties officeooo:rsid="002745ac"/>
    </style:style>
    <style:style style:name="T9" style:family="text">
      <style:text-properties officeooo:rsid="0029a6b0"/>
    </style:style>
    <style:style style:name="T10" style:family="text">
      <style:text-properties officeooo:rsid="002bb97f"/>
    </style:style>
    <style:style style:name="T11" style:family="text">
      <style:text-properties officeooo:rsid="002c7b08"/>
    </style:style>
    <style:style style:name="T12" style:family="text">
      <style:text-properties fo:color="#ff0000"/>
    </style:style>
    <style:style style:name="T13" style:family="text">
      <style:text-properties fo:color="#ff0000" style:text-underline-style="none" officeooo:rsid="00a2efb6"/>
    </style:style>
    <style:style style:name="T14" style:family="text">
      <style:text-properties officeooo:rsid="002e9c68"/>
    </style:style>
    <style:style style:name="T15" style:family="text">
      <style:text-properties officeooo:rsid="002f0c71"/>
    </style:style>
    <style:style style:name="T16" style:family="text">
      <style:text-properties fo:color="#00a933"/>
    </style:style>
    <style:style style:name="T17" style:family="text">
      <style:text-properties officeooo:rsid="0035a453"/>
    </style:style>
    <style:style style:name="T18" style:family="text">
      <style:text-properties officeooo:rsid="00393538"/>
    </style:style>
    <style:style style:name="T19" style:family="text">
      <style:text-properties officeooo:rsid="003d1b6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f0a17"/>
    </style:style>
    <style:style style:name="T22" style:family="text">
      <style:text-properties officeooo:rsid="003f5b3a"/>
    </style:style>
    <style:style style:name="T23" style:family="text">
      <style:text-properties officeooo:rsid="003ff9c7"/>
    </style:style>
    <style:style style:name="T24" style:family="text">
      <style:text-properties fo:color="#c9211e"/>
    </style:style>
    <style:style style:name="T25" style:family="text">
      <style:text-properties officeooo:rsid="00492635"/>
    </style:style>
    <style:style style:name="T26" style:family="text">
      <style:text-properties officeooo:rsid="004a3f54"/>
    </style:style>
    <style:style style:name="T27" style:family="text">
      <style:text-properties fo:color="#ff4000"/>
    </style:style>
    <style:style style:name="T28" style:family="text">
      <style:text-properties officeooo:rsid="0054ef92"/>
    </style:style>
    <style:style style:name="T29" style:family="text">
      <style:text-properties officeooo:rsid="0069c046"/>
    </style:style>
    <style:style style:name="T30" style:family="text">
      <style:text-properties officeooo:rsid="00752fe8"/>
    </style:style>
    <style:style style:name="T31" style:family="text">
      <style:text-properties officeooo:rsid="007bb3f1"/>
    </style:style>
    <style:style style:name="T32" style:family="text">
      <style:text-properties officeooo:rsid="0080e0f3"/>
    </style:style>
    <style:style style:name="T33" style:family="text">
      <style:text-properties officeooo:rsid="00834e37"/>
    </style:style>
    <style:style style:name="T34" style:family="text">
      <style:text-properties officeooo:rsid="00836d76"/>
    </style:style>
    <style:style style:name="T35" style:family="text">
      <style:text-properties fo:color="#ffbf00"/>
    </style:style>
    <style:style style:name="T36" style:family="text">
      <style:text-properties fo:color="#ffbf00" fo:background-color="transparent" loext:char-shading-value="0"/>
    </style:style>
    <style:style style:name="T37" style:family="text">
      <style:text-properties fo:color="#ffbf00" officeooo:rsid="00836d76"/>
    </style:style>
    <style:style style:name="T38" style:family="text">
      <style:text-properties fo:background-color="transparent" loext:char-shading-value="0"/>
    </style:style>
    <style:style style:name="T39" style:family="text">
      <style:text-properties fo:color="#000000"/>
    </style:style>
    <style:style style:name="T40" style:family="text">
      <style:text-properties fo:color="#000000" style:font-name="Liberation Serif" fo:font-size="12pt" style:font-size-asian="12pt" style:font-size-complex="12pt"/>
    </style:style>
    <style:style style:name="T41" style:family="text">
      <style:text-properties fo:color="#000000" officeooo:rsid="00c46b5e"/>
    </style:style>
    <style:style style:name="T42" style:family="text">
      <style:text-properties officeooo:rsid="0087ce4a"/>
    </style:style>
    <style:style style:name="T43" style:family="text">
      <style:text-properties officeooo:rsid="00893cdf"/>
    </style:style>
    <style:style style:name="T44" style:family="text">
      <style:text-properties officeooo:rsid="008c2bcc"/>
    </style:style>
    <style:style style:name="T45" style:family="text">
      <style:text-properties fo:color="#999999"/>
    </style:style>
    <style:style style:name="T46" style:family="text">
      <style:text-properties fo:color="#999999" officeooo:rsid="00909152"/>
    </style:style>
    <style:style style:name="T47" style:family="text">
      <style:text-properties fo:color="#999999" officeooo:rsid="00abffc0"/>
    </style:style>
    <style:style style:name="T48" style:family="text">
      <style:text-properties fo:color="#999999" officeooo:rsid="00ac4c72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officeooo:rsid="0093ca9f"/>
    </style:style>
    <style:style style:name="T51" style:family="text">
      <style:text-properties officeooo:rsid="00964d6d"/>
    </style:style>
    <style:style style:name="T52" style:family="text">
      <style:text-properties fo:color="#ffde59"/>
    </style:style>
    <style:style style:name="T53" style:family="text">
      <style:text-properties officeooo:rsid="0099ae1a"/>
    </style:style>
    <style:style style:name="T54" style:family="text">
      <style:text-properties officeooo:rsid="009b127d"/>
    </style:style>
    <style:style style:name="T55" style:family="text">
      <style:text-properties fo:color="#ffd428"/>
    </style:style>
    <style:style style:name="T56" style:family="text">
      <style:text-properties officeooo:rsid="00a0e59c"/>
    </style:style>
    <style:style style:name="T57" style:family="text">
      <style:text-properties style:text-underline-style="none"/>
    </style:style>
    <style:style style:name="T58" style:family="text">
      <style:text-properties officeooo:rsid="009f1632"/>
    </style:style>
    <style:style style:name="T59" style:family="text">
      <style:text-properties fo:color="#2a6099"/>
    </style:style>
    <style:style style:name="T60" style:family="text">
      <style:text-properties officeooo:rsid="00abffc0"/>
    </style:style>
    <style:style style:name="T61" style:family="text">
      <style:text-properties fo:language="en" fo:country="US"/>
    </style:style>
    <style:style style:name="T62" style:family="text">
      <style:text-properties officeooo:rsid="00b386e0"/>
    </style:style>
    <style:style style:name="T63" style:family="text">
      <style:text-properties officeooo:rsid="00b81400"/>
    </style:style>
    <style:style style:name="T64" style:family="text">
      <style:text-properties fo:color="#c4a000"/>
    </style:style>
    <style:style style:name="T65" style:family="text">
      <style:text-properties fo:color="#c4a000" officeooo:rsid="00c46b5e"/>
    </style:style>
    <style:style style:name="T66" style:family="text">
      <style:text-properties fo:color="#c4a000" officeooo:rsid="00e77965"/>
    </style:style>
    <style:style style:name="T67" style:family="text">
      <style:text-properties fo:color="#34e2e2" fo:font-weight="bold"/>
    </style:style>
    <style:style style:name="T68" style:family="text">
      <style:text-properties fo:color="#34e2e2" fo:font-weight="bold" officeooo:rsid="00c46b5e"/>
    </style:style>
    <style:style style:name="T69" style:family="text">
      <style:text-properties fo:color="#8ae234" fo:font-weight="bold"/>
    </style:style>
    <style:style style:name="T70" style:family="text">
      <style:text-properties fo:color="#8ae234" fo:font-weight="bold" officeooo:rsid="00c46b5e"/>
    </style:style>
    <style:style style:name="T71" style:family="text">
      <style:text-properties officeooo:rsid="00bd4448"/>
    </style:style>
    <style:style style:name="T72" style:family="text">
      <style:text-properties officeooo:rsid="00bfff3f"/>
    </style:style>
    <style:style style:name="T73" style:family="text">
      <style:text-properties fo:color="#4e9a06"/>
    </style:style>
    <style:style style:name="T74" style:family="text">
      <style:text-properties fo:color="#4e9a06" style:font-name="Liberation Serif" fo:font-size="12pt" style:font-size-asian="12pt" style:font-size-complex="12pt"/>
    </style:style>
    <style:style style:name="T75" style:family="text">
      <style:text-properties fo:color="#cc0000"/>
    </style:style>
    <style:style style:name="T76" style:family="text">
      <style:text-properties fo:color="#cc0000" style:font-name="Liberation Serif" fo:font-size="12pt" style:font-size-asian="12pt" style:font-size-complex="12pt"/>
    </style:style>
    <style:style style:name="T77" style:family="text">
      <style:text-properties officeooo:rsid="00c21c67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officeooo:rsid="00caa510"/>
    </style:style>
    <style:style style:name="T80" style:family="text">
      <style:text-properties officeooo:rsid="00cb3fec"/>
    </style:style>
    <style:style style:name="T81" style:family="text">
      <style:text-properties officeooo:rsid="00cd8ada"/>
    </style:style>
    <style:style style:name="T82" style:family="text">
      <style:text-properties officeooo:rsid="00cfadab"/>
    </style:style>
    <style:style style:name="T83" style:family="text">
      <style:text-properties officeooo:rsid="00e28f89"/>
    </style:style>
    <style:style style:name="T84" style:family="text">
      <style:text-properties officeooo:rsid="00e779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so de git/github</text:p>
      <text:p text:style-name="P1"/>
      <text:p text:style-name="P2">herramientas a utilizar:</text:p>
      <text:p text:style-name="P2">atom y el paquete gist</text:p>
      <text:p text:style-name="P2">git</text:p>
      <text:p text:style-name="P2">google chrome</text:p>
      <text:p text:style-name="P2"/>
      <text:p text:style-name="P3"/>
      <text:p text:style-name="P3">6. porque nos interesa un sistema de control de versiones.</text:p>
      <text:p text:style-name="P3">Con un sistema de control de versiones lo que conseguimos es una maquina del tiempo , donde</text:p>
      <text:p text:style-name="P3">inicio de los tiempos ------enero-2033------febrero2033-----marzo-2033-----abril-2033-→hoy</text:p>
      <text:p text:style-name="P4">— <text:span text:style-name="T1">versiones —</text:span></text:p>
      <text:p text:style-name="P3"/>
      <text:p text:style-name="P5">en git a los proyectos se los va a llamar repositorios </text:p>
      <text:p text:style-name="P5"/>
      <text:p text:style-name="P6">existen dos tipos de forma de trabajar con los repositorios:</text:p>
      <text:p text:style-name="P6">- repositorio central : donde todo el mundo sube sus archivos y a su vez recibe los </text:p>
      <text:p text:style-name="P6"><text:s text:c="2"/>cambios que han echo los compañeros del <text:span text:style-name="T2">equipo</text:span></text:p>
      <text:p text:style-name="P6"/>
      <text:p text:style-name="P6">- repositorio distribuido: donde cada miembro del equipo tiene una copia del</text:p>
      <text:p text:style-name="P6"><text:s text:c="3"/>repositorio central, <text:span text:style-name="T2">los repositorios distribuidos son mas seguros , ya que si se pierde</text:span></text:p>
      <text:p text:style-name="P6"><text:s text:c="3"/><text:span text:style-name="T2">o daña el repositorio central , siempre tenemos la copia de los repositorios de los miembros</text:span></text:p>
      <text:p text:style-name="P6"><text:s text:c="3"/><text:span text:style-name="T2">del equipo</text:span></text:p>
      <text:p text:style-name="P6"/>
      <text:p text:style-name="P7">Un commit es como un screen shot como si se tomara una fotografía del codigo en un momento del tiempo </text:p>
      <text:p text:style-name="P7"/>
      <text:p text:style-name="P77">7. primeros comandos -git config -git help</text:p>
      <text:p text:style-name="P8"/>
      <text:p text:style-name="P8">$ git –version</text:p>
      <text:p text:style-name="P8"><text:s text:c="5"/>→ 2.25.1</text:p>
      <text:p text:style-name="P8">$ git help </text:p>
      <text:p text:style-name="P8">→ muestra la ayuda de git y en español</text:p>
      <text:p text:style-name="P9">si queremos saber mas información sobre un comando hacemos</text:p>
      <text:p text:style-name="P9">$ git help &lt;comando&gt; , por ejemplo $ git <text:s/>help commit </text:p>
      <text:p text:style-name="P9"/>
      <text:p text:style-name="P10">para que git sepa quien somos hay que configurarlo así</text:p>
      <text:p text:style-name="P10">$ git config –global user.name “juanx”</text:p>
      <text:p text:style-name="P10">$ git config –global user.email “<text:a xlink:type="simple" xlink:href="mailto:juanhar865@gmail.com" text:style-name="Internet_20_link" text:visited-style-name="Visited_20_Internet_20_Link">juanhar865@gmail.com</text:a></text:p>
      <text:p text:style-name="P10"/>
      <text:p text:style-name="P10">para saber estas configuraciones en cada momento usamos</text:p>
      <text:p text:style-name="P10">$ git config –global -e</text:p>
      <text:p text:style-name="P12">esto se guarda en <text:span text:style-name="T3">home</text:span><text:span text:style-name="T4">/user/,gitconfig</text:span></text:p>
      <text:p text:style-name="P12"><text:span text:style-name="T4"><text:s/></text:span><text:span text:style-name="T5">si acaso hay un error en el archivo , la única manera de solucionarlo es volviendo a hacer</text:span></text:p>
      <text:p text:style-name="P13"><text:span text:style-name="T5"><text:s/></text:span><text:span text:style-name="T6">$ git config –global user.name “juanx”</text:span></text:p>
      <text:p text:style-name="P11"><text:span text:style-name="T5">$ git config –global user.email “</text:span><text:a xlink:type="simple" xlink:href="mailto:juanhar865@gmail.com" text:style-name="Internet_20_link" text:visited-style-name="Visited_20_Internet_20_Link"><text:span text:style-name="T5">juanhar865@gmail.com</text:span></text:a></text:p>
      <text:p text:style-name="P8"/>
      <text:p text:style-name="P14">de la pagina initializr.com , descargamos dando a bootstrap <text:s/>y despues a download it</text:p>
      <text:p text:style-name="P14"/>
      <text:p text:style-name="P15">creamos una carpeta en el escritorio llamada curso y en ella copiamos el directorio</text:p>
      <text:p text:style-name="P15">initializr y en ella lo renombramos a demo-01 , <text:span text:style-name="T7">abrimos la carpeta y le damos a index.html y vemos un sitio web creado en bootstrap , </text:span><text:span text:style-name="T8">entramos en la carpeta demo-01 y hacemos</text:span></text:p>
      <text:p text:style-name="P16"><text:soft-page-break/>$ ls -al</text:p>
      <text:p text:style-name="P16">para ver lo que tenemos </text:p>
      <text:p text:style-name="P17">para decirle a git que queremos crear un repositorio hacemos</text:p>
      <text:p text:style-name="P17">$ git init <text:s/><text:span text:style-name="T9">y me muestra el mensaje</text:span></text:p>
      <text:p text:style-name="P17">Inicializado repositorio Git vacío en /home/taughself/Escritorio/curso/demo-01/.git/</text:p>
      <text:p text:style-name="P17"/>
      <text:p text:style-name="P18">lo que ha hecho es que ha creado una carpeta oculta llamada .git , <text:span text:style-name="T10">aquí es donde se encuentran todas las configuraciones del repositorio que acabamos de crear. </text:span><text:span text:style-name="T11">Si queremos borrar el repositorio lo que tememos que hacer es borrar esa carpeta .git </text:span></text:p>
      <text:p text:style-name="P19">para ver lo que tenemos en el repositorio hacemos </text:p>
      <text:p text:style-name="P19">$ git status </text:p>
      <text:p text:style-name="P19">En la rama master</text:p>
      <text:p text:style-name="P19"/>
      <text:p text:style-name="P19">No hay commits todavía</text:p>
      <text:p text:style-name="P19"/>
      <text:p text:style-name="P19">Archivos sin seguimiento:</text:p>
      <text:p text:style-name="P19"><text:s text:c="2"/>(usa "git add &lt;archivo&gt;..." para incluirlo a lo que se será confirmado)</text:p>
      <text:p text:style-name="P19"><text:tab/><text:span text:style-name="T12">apple-touch-icon.png</text:span></text:p>
      <text:p text:style-name="P136"><text:tab/>browserconfig.xml</text:p>
      <text:p text:style-name="P136"><text:tab/>css/</text:p>
      <text:p text:style-name="P136"><text:tab/>favicon.ico</text:p>
      <text:p text:style-name="P136"><text:tab/>fonts/</text:p>
      <text:p text:style-name="P136"><text:tab/>index.html</text:p>
      <text:p text:style-name="P136"><text:tab/>js/</text:p>
      <text:p text:style-name="P136"><text:tab/>tile-wide.png</text:p>
      <text:p text:style-name="P136"><text:tab/>tile.png</text:p>
      <text:p text:style-name="P19"/>
      <text:p text:style-name="P19">no hay nada agregado al commit pero hay archivos sin seguimiento presentes (usa "git add" para hacerles seguimiento)</text:p>
      <text:p text:style-name="P19"/>
      <text:p text:style-name="P19">los archivos en rojo <text:span text:style-name="T14">indican que todavía no están añadidos al repositorio, hay que tener en cuenta que hay carpetas como css/ js/ fotns </text:span></text:p>
      <text:p text:style-name="P20">si queremos añadir todos los archivos al repositorio <text:span text:style-name="T15">hacemos </text:span></text:p>
      <text:p text:style-name="P21">$ git add . , con ese punto le decimos que queremos añadir todos los archivos</text:p>
      <text:p text:style-name="P22">ahora para ver el estado volvemos a hacer </text:p>
      <text:p text:style-name="P22">$ git status</text:p>
      <text:p text:style-name="P22">En la rama master</text:p>
      <text:p text:style-name="P22"/>
      <text:p text:style-name="P22">No hay commits todavía</text:p>
      <text:p text:style-name="P22"/>
      <text:p text:style-name="P22">Cambios a ser confirmados:</text:p>
      <text:p text:style-name="P22"><text:s text:c="2"/>(usa "git rm --cached &lt;archivo&gt;..." para sacar del área de stage)</text:p>
      <text:p text:style-name="P22"><text:tab/><text:span text:style-name="T16">nuevo archivo: <text:s/>apple-touch-icon.png</text:span></text:p>
      <text:p text:style-name="P145"><text:tab/>nuevo archivo: <text:s/>browserconfig.xml</text:p>
      <text:p text:style-name="P145"><text:tab/>nuevo archivo: <text:s/>css/bootstrap-theme.css</text:p>
      <text:p text:style-name="P145"><text:tab/>nuevo archivo: <text:s/>css/bootstrap-theme.css.map</text:p>
      <text:p text:style-name="P145"><text:tab/>nuevo archivo: <text:s/>css/bootstrap-theme.min.css</text:p>
      <text:p text:style-name="P145"><text:tab/>nuevo archivo: <text:s/>css/bootstrap.css</text:p>
      <text:p text:style-name="P145"><text:tab/>nuevo archivo: <text:s/>css/bootstrap.css.map</text:p>
      <text:p text:style-name="P145"><text:tab/>nuevo archivo: <text:s/>css/bootstrap.min.css</text:p>
      <text:p text:style-name="P145"><text:tab/>nuevo archivo: <text:s/>css/main.css</text:p>
      <text:p text:style-name="P145"><text:tab/>nuevo archivo: <text:s/>favicon.ico</text:p>
      <text:p text:style-name="P145"><text:soft-page-break/><text:tab/>nuevo archivo: <text:s/>fonts/glyphicons-halflings-regular.eot</text:p>
      <text:p text:style-name="P145"><text:tab/>nuevo archivo: <text:s/>fonts/glyphicons-halflings-regular.svg</text:p>
      <text:p text:style-name="P145"><text:tab/>nuevo archivo: <text:s/>fonts/glyphicons-halflings-regular.ttf</text:p>
      <text:p text:style-name="P145"><text:tab/>nuevo archivo: <text:s/>fonts/glyphicons-halflings-regular.woff</text:p>
      <text:p text:style-name="P145"><text:tab/>nuevo archivo: <text:s/>index.html</text:p>
      <text:p text:style-name="P145"><text:tab/>nuevo archivo: <text:s/>js/main.js</text:p>
      <text:p text:style-name="P145"><text:tab/>nuevo archivo: <text:s/>js/vendor/bootstrap.js</text:p>
      <text:p text:style-name="P145"><text:tab/>nuevo archivo: <text:s/>js/vendor/bootstrap.min.js</text:p>
      <text:p text:style-name="P145"><text:tab/>nuevo archivo: <text:s/>js/vendor/jquery-1.11.2.min.js</text:p>
      <text:p text:style-name="P145"><text:tab/>nuevo archivo: <text:s/>js/vendor/modernizr-2.8.3-respond-1.4.2.min.js</text:p>
      <text:p text:style-name="P145"><text:tab/>nuevo archivo: <text:s/>js/vendor/npm.js</text:p>
      <text:p text:style-name="P145"><text:tab/>nuevo archivo: <text:s/>tile-wide.png</text:p>
      <text:p text:style-name="P145"><text:tab/>nuevo archivo: <text:s/>tile.png</text:p>
      <text:p text:style-name="P145"/>
      <text:p text:style-name="P146"/>
      <text:p text:style-name="P147"/>
      <text:p text:style-name="P22">esta vez los archivos están en verde, esto quiere decir que todos estos archivos van a formar parte de un nuevo snap shot que vamos a hacer </text:p>
      <text:p text:style-name="P22"/>
      <text:p text:style-name="P23">si queremos confirmar los cambios usamos</text:p>
      <text:p text:style-name="P23">$ git commit -m “mensaje en este commit” , <text:s/>con -m especificamos un mensaje</text:p>
      <text:p text:style-name="P23"/>
      <text:p text:style-name="P23">[master (commit-raíz) f90c5dc] primer commit</text:p>
      <text:p text:style-name="P23"><text:s/>23 files changed, 9539 insertions(+)</text:p>
      <text:p text:style-name="P23"><text:s/>create mode 100644 apple-touch-icon.png</text:p>
      <text:p text:style-name="P23"><text:s/>create mode 100644 browserconfig.xml</text:p>
      <text:p text:style-name="P23"><text:s/>create mode 100644 css/bootstrap-theme.css</text:p>
      <text:p text:style-name="P23"><text:s/>create mode 100644 css/bootstrap-theme.css.map</text:p>
      <text:p text:style-name="P23"><text:s/>create mode 100644 css/bootstrap-theme.min.css</text:p>
      <text:p text:style-name="P23"><text:s/>create mode 100644 css/bootstrap.css</text:p>
      <text:p text:style-name="P23"><text:s/>create mode 100644 css/bootstrap.css.map</text:p>
      <text:p text:style-name="P23"><text:s/>create mode 100644 css/bootstrap.min.css</text:p>
      <text:p text:style-name="P23"><text:s/>create mode 100644 css/main.css</text:p>
      <text:p text:style-name="P23"><text:s/>create mode 100644 favicon.ico</text:p>
      <text:p text:style-name="P23"><text:s/>create mode 100644 fonts/glyphicons-halflings-regular.eot</text:p>
      <text:p text:style-name="P23"><text:s/>create mode 100644 fonts/glyphicons-halflings-regular.svg</text:p>
      <text:p text:style-name="P23"><text:s/>create mode 100644 fonts/glyphicons-halflings-regular.ttf</text:p>
      <text:p text:style-name="P23"><text:s/>create mode 100644 fonts/glyphicons-halflings-regular.woff</text:p>
      <text:p text:style-name="P23"><text:s/>create mode 100644 index.html</text:p>
      <text:p text:style-name="P23"><text:s/>create mode 100644 js/main.js</text:p>
      <text:p text:style-name="P23"><text:s/>create mode 100644 js/vendor/bootstrap.js</text:p>
      <text:p text:style-name="P23"><text:s/>create mode 100644 js/vendor/bootstrap.min.js</text:p>
      <text:p text:style-name="P23"><text:s/>create mode 100644 js/vendor/jquery-1.11.2.min.js</text:p>
      <text:p text:style-name="P23"><text:s/>create mode 100644 js/vendor/modernizr-2.8.3-respond-1.4.2.min.js</text:p>
      <text:p text:style-name="P23"><text:s/>create mode 100644 js/vendor/npm.js</text:p>
      <text:p text:style-name="P23"><text:s/>create mode 100644 tile-wide.png</text:p>
      <text:p text:style-name="P23"><text:s/>create mode 100644 tile.png</text:p>
      <text:p text:style-name="P23"/>
      <text:p text:style-name="P23">ahora los nombres de los archivos son del color normal de la consola </text:p>
      <text:p text:style-name="P24">si volvemos a hacer un status</text:p>
      <text:p text:style-name="P24">$ git status</text:p>
      <text:p text:style-name="P24"/>
      <text:p text:style-name="P24"><text:soft-page-break/>En la rama master</text:p>
      <text:p text:style-name="P24">nada para hacer commit, el árbol de trabajo está limpio</text:p>
      <text:p text:style-name="P24"/>
      <text:p text:style-name="P76">9. ¿ que puede hacer git por nosotros en estos momentos?</text:p>
      <text:p text:style-name="P25"/>
      <text:p text:style-name="P25">Si con atom abrimos el archivo index.html del proyecto borramos el código, <text:span text:style-name="T17">guardamos </text:span>y recargamos <text:span text:style-name="T17">vemos que no hay nada , (podemos hacer ctrl+z ctrl+z <text:s/>para revertir los cambios)</text:span></text:p>
      <text:p text:style-name="P26">pero si ademas de borrar guardar los cambios escribimos algo en el archivo y guardamos ese último cambio , ¿lo hemos perdido todo? </text:p>
      <text:p text:style-name="P26">No , ya que tememos el comando $ git checkout – . que nos recupera lo perdi<text:span text:style-name="T18">do</text:span></text:p>
      <text:p text:style-name="P26"/>
      <text:p text:style-name="P27">si por ejemplo en el archivo index.html borramos el stilo del bootstrap</text:p>
      <text:p text:style-name="P27"><text:s text:c="2"/>&lt;link rel="stylesheet" href="css/bootstrap.min.css"&gt;</text:p>
      <text:p text:style-name="P27">y ademas de eso borramos la carpeta de js/ </text:p>
      <text:p text:style-name="P27">todo ese desastre lo podemos recuperar con </text:p>
      <text:p text:style-name="P27">$ git checkout - .</text:p>
      <text:p text:style-name="P28">y si hacemos algo mas extremo como borrar toda la carpeta de demo-01</text:p>
      <text:p text:style-name="P28">pues da igual lo mpodemos recuperar con <text:s/></text:p>
      <text:p text:style-name="P28">$ git checkout - . </text:p>
      <text:p text:style-name="P27"/>
      <text:p text:style-name="P75">10. exposicion sobre los comandos usados hasta el momento</text:p>
      <text:p text:style-name="P29"/>
      <text:p text:style-name="P29"><text:span text:style-name="T20">1º git init </text:span><text:s/>, sirve para crear un repositorio local , crea una carpeta .git la cual tiene la referencia a todo lo que vayamos a hacer en el repositorio para que gir pueda llevar un rastro </text:p>
      <text:p text:style-name="P29">de todas las modificaciones que vayamos haciendo en el repositorio </text:p>
      <text:p text:style-name="P26"><text:s/><text:span text:style-name="T19">el flujo es el siguiente:</text:span></text:p>
      <text:p text:style-name="P30">se crea el archivo por ejemplo index.html y se añade al repositorio con </text:p>
      <text:p text:style-name="P30">$ git add index.html en este momento está en el stage , pero no se ha tomado ninguna fotografía de los cambios hasta el momento, esto se hace con el </text:p>
      <text:p text:style-name="P30">$ git commit </text:p>
      <text:p text:style-name="P30"/>
      <text:p text:style-name="P31"><text:span text:style-name="T20">2º git status </text:span>, nos muestra el estado del repositorio.</text:p>
      <text:p text:style-name="P31"><text:s text:c="3"/>Si los archivos aparecen en rojo <text:span text:style-name="T21">es que participaron en alguna modificación o que sufrieron algún cambio desde el último commit hasta ahora , estos están en el stage o staging area , antes de hacer commit sobre ellos podemos retirarlos del staging area </text:span><text:span text:style-name="T22">si no estamos seguros </text:span><text:span text:style-name="T23">y va a coger todo lo que está en el stage y ejecuta el commit , al hacer esto ya podremos volver en el tiempo y tendremos un respaldo seguro de nuestros archivos.</text:span></text:p>
      <text:p text:style-name="P32">Cuando tenemos los archivos en verde es que son los que se han modificado desde la anterior fotografía </text:p>
      <text:p text:style-name="P32"/>
      <text:p text:style-name="P33">el flujo normal seria </text:p>
      <text:p text:style-name="P33">$ git add index.html para añadirlos al staging area</text:p>
      <text:p text:style-name="P33">$git commit para hacerle la fotografía</text:p>
      <text:p text:style-name="P33"/>
      <text:p text:style-name="P74">11. demostracion de la creación, puesta en escena y commits</text:p>
      <text:p text:style-name="P34">cuando hago </text:p>
      <text:p text:style-name="P34">$ git status</text:p>
      <text:p text:style-name="P34">En la rama master</text:p>
      <text:p text:style-name="P34">nada para hacer commit, el árbol de trabajo está limpio</text:p>
      <text:p text:style-name="P34">indica que no hay ningún cambio en el repositorio </text:p>
      <text:p text:style-name="P34"/>
      <text:p text:style-name="P35">si en mi repositorio curso/demo-01</text:p>
      <text:p text:style-name="P35"><text:soft-page-break/>añado un archivo llamado README.md </text:p>
      <text:p text:style-name="P35">y voy otra vez a la consola </text:p>
      <text:p text:style-name="P35">$ git status</text:p>
      <text:p text:style-name="P35">En la rama master</text:p>
      <text:p text:style-name="P35">Archivos sin seguimiento:</text:p>
      <text:p text:style-name="P35"><text:s text:c="2"/>(usa "git add &lt;archivo&gt;..." para incluirlo a lo que se será confirmado)</text:p>
      <text:p text:style-name="P35"><text:tab/><text:span text:style-name="T24">README.md</text:span></text:p>
      <text:p text:style-name="P35"/>
      <text:p text:style-name="P35">no hay nada agregado al commit pero hay archivos sin seguimiento presentes (usa "git add" para hacerles seguimiento)</text:p>
      <text:p text:style-name="P35"/>
      <text:p text:style-name="P35">el archivo en rojo es una modificación del repositorio, ahora si queremos pasarlo al staging area</text:p>
      <text:p text:style-name="P35">tenemos que hacer </text:p>
      <text:p text:style-name="P36">$ git add README.md </text:p>
      <text:p text:style-name="P36">y ahora para ver que estado tiene el repositorio hacemos</text:p>
      <text:p text:style-name="P36">$ git status</text:p>
      <text:p text:style-name="P36">En la rama master</text:p>
      <text:p text:style-name="P36">Cambios a ser confirmados:</text:p>
      <text:p text:style-name="P36"><text:s text:c="2"/>(usa "git restore --staged &lt;archivo&gt;..." para sacar del área de stage)</text:p>
      <text:p text:style-name="P36"><text:tab/><text:span text:style-name="T16">nuevo archivo: <text:s/>README.md</text:span></text:p>
      <text:p text:style-name="P152"/>
      <text:p text:style-name="P38">para confirmar que queremos hacer la fotografía y guardar los cambios hacemos</text:p>
      <text:p text:style-name="P38">$ git commit -m “archivo README.md creado”</text:p>
      <text:p text:style-name="P38">[master bd60cd4] archivo README.md creado</text:p>
      <text:p text:style-name="P38"><text:s/>1 file changed, 0 insertions(+), 0 deletions(-)</text:p>
      <text:p text:style-name="P38"><text:s/>create mode 100644 README.md</text:p>
      <text:p text:style-name="P152"/>
      <text:p text:style-name="P38">ahora un comando nuevo </text:p>
      <text:p text:style-name="P38">$ git log </text:p>
      <text:p text:style-name="P36">commit bd60cd4565e49a87c29d0274a2a5227416f3f8bc (HEAD -&gt; master)</text:p>
      <text:p text:style-name="P36">Author: juanx &lt;juanhar865@gmail.com&gt;</text:p>
      <text:p text:style-name="P36">Date: <text:s text:c="2"/>Thu Jan 7 10:21:48 2021 +0100</text:p>
      <text:p text:style-name="P36"/>
      <text:p text:style-name="P36"><text:s text:c="4"/>archivo README.md creado</text:p>
      <text:p text:style-name="P36"/>
      <text:p text:style-name="P36">commit f90c5dc21c41d069194178673451b331816f6513</text:p>
      <text:p text:style-name="P36">Author: juanx &lt;juanhar865@gmail.com&gt;</text:p>
      <text:p text:style-name="P36">Date: <text:s text:c="2"/>Wed Jan 6 12:42:57 2021 +0100</text:p>
      <text:p text:style-name="P36"/>
      <text:p text:style-name="P36"><text:s text:c="5"/><text:span text:style-name="T26">primer commit </text:span></text:p>
      <text:p text:style-name="P36"/>
      <text:p text:style-name="P36">----------------------------------------------------- <text:span text:style-name="T25">copiado de arriba</text:span></text:p>
      <text:p text:style-name="P159">#este codigo hash hace referencia a este commit en particular </text:p>
      <text:p text:style-name="P37">commit bd60cd4565e49a87c29d0274a2a5227416f3f8bc (HEAD -&gt; master)</text:p>
      <text:p text:style-name="P37"/>
      <text:p text:style-name="P38">los mommits están ordenados del mas reciente al más antiguo </text:p>
      <text:p text:style-name="P38"/>
      <text:p text:style-name="P39">master’ ---------()-------------------------------()--------------------------------------&gt;’</text:p>
      <text:p text:style-name="P39">git init <text:s text:c="8"/>primer commit <text:s text:c="16"/>archivo README.md creado</text:p>
      <text:p text:style-name="P39"/>
      <text:p text:style-name="P40">Nota: si hay un error con CRLF , se soluciona configuraciones</text:p>
      <text:p text:style-name="P40">$ git config core.autocrlf true</text:p>
      <text:p text:style-name="P40"><text:soft-page-break/></text:p>
      <text:p text:style-name="P40"/>
      <text:p text:style-name="P73">13. diferentes formas de agregar archivos al escenario</text:p>
      <text:p text:style-name="P41"/>
      <text:p text:style-name="P41">descargamos otra vez el archivo de la página initializr.com y lo renombramos como demo-02</text:p>
      <text:p text:style-name="P42">en la carpeta curso/demo-02</text:p>
      <text:p text:style-name="P42">nos vamos a ella con la consola y creamos un repositorio en ella</text:p>
      <text:p text:style-name="P42">$ git init </text:p>
      <text:p text:style-name="P42">Inicializado repositorio Git vacío en /home/taughself/Escritorio/curso/demo-02/.git/</text:p>
      <text:p text:style-name="P42"/>
      <text:p text:style-name="P43">ahora hacemos un git status</text:p>
      <text:p text:style-name="P43">$ git status</text:p>
      <text:p text:style-name="P43">En la rama master</text:p>
      <text:p text:style-name="P43"/>
      <text:p text:style-name="P43">No hay commits todavía</text:p>
      <text:p text:style-name="P43"/>
      <text:p text:style-name="P43">Archivos sin seguimiento:</text:p>
      <text:p text:style-name="P43"><text:s text:c="2"/>(usa "git add &lt;archivo&gt;..." para incluirlo a lo que se será confirmado)</text:p>
      <text:p text:style-name="P43"><text:tab/><text:span text:style-name="T27">apple-touch-icon.png</text:span></text:p>
      <text:p text:style-name="P156"><text:tab/>browserconfig.xml</text:p>
      <text:p text:style-name="P156"><text:tab/>css/</text:p>
      <text:p text:style-name="P156"><text:tab/>favicon.ico</text:p>
      <text:p text:style-name="P156"><text:tab/>fonts/</text:p>
      <text:p text:style-name="P156"><text:tab/>index.html</text:p>
      <text:p text:style-name="P156"><text:tab/>js/</text:p>
      <text:p text:style-name="P156"><text:tab/>tile-wide.png</text:p>
      <text:p text:style-name="P156"><text:tab/>tile.png</text:p>
      <text:p text:style-name="P43"/>
      <text:p text:style-name="P43">no hay nada agregado al commit pero hay archivos sin seguimiento presentes (usa "git add" para hacerles seguimiento)</text:p>
      <text:p text:style-name="P43"/>
      <text:p text:style-name="P44">como hacemos commits independientes, <text:span text:style-name="T28">vamos a añadir el archivo index.html al staging area </text:span></text:p>
      <text:p text:style-name="P45">$ git add index.html</text:p>
      <text:p text:style-name="P45">ahora hago un git status</text:p>
      <text:p text:style-name="P45">$ git status</text:p>
      <text:p text:style-name="P45">En la rama master</text:p>
      <text:p text:style-name="P45"/>
      <text:p text:style-name="P45">No hay commits todavía</text:p>
      <text:p text:style-name="P45"/>
      <text:p text:style-name="P45">Cambios a ser confirmados:</text:p>
      <text:p text:style-name="P45"><text:s text:c="2"/>(usa "git rm --cached &lt;archivo&gt;..." para sacar del área de stage)</text:p>
      <text:p text:style-name="P45"><text:tab/><text:span text:style-name="T16">nuevo archivo: <text:s/>index.html</text:span></text:p>
      <text:p text:style-name="P45"/>
      <text:p text:style-name="P45">Archivos sin seguimiento:</text:p>
      <text:p text:style-name="P45"><text:s text:c="2"/>(usa "git add &lt;archivo&gt;..." para incluirlo a lo que se será confirmado)</text:p>
      <text:p text:style-name="P45"><text:tab/><text:span text:style-name="T12">apple-touch-icon.png</text:span></text:p>
      <text:p text:style-name="P137"><text:tab/>browserconfig.xml</text:p>
      <text:p text:style-name="P137"><text:tab/>css/</text:p>
      <text:p text:style-name="P137"><text:tab/>favicon.ico</text:p>
      <text:p text:style-name="P137"><text:tab/>fonts/</text:p>
      <text:p text:style-name="P137"><text:tab/>js/</text:p>
      <text:p text:style-name="P137"><text:tab/>tile-wide.png</text:p>
      <text:p text:style-name="P137"><text:soft-page-break/><text:tab/>tile.png</text:p>
      <text:p text:style-name="P46">el archivo index.html es el único que está en el stage </text:p>
      <text:p text:style-name="P46"/>
      <text:p text:style-name="P47">ahora para hacer el la fotografía al repositorio hacemos un git commit -m “se creo el index.html”</text:p>
      <text:p text:style-name="P47">$ git commit -m “se creo el index.html”</text:p>
      <text:p text:style-name="P47">[master (commit-raíz) 9cb5ccd] se creo el index.html</text:p>
      <text:p text:style-name="P47"><text:s/>1 file changed, 106 insertions(+)</text:p>
      <text:p text:style-name="P47"><text:s/>create mode 100644 index.html</text:p>
      <text:p text:style-name="P47"/>
      <text:p text:style-name="P48">ahora si queremos añadir los archivos con extension .png al stage hacemos</text:p>
      <text:p text:style-name="P48">$ git add *,png </text:p>
      <text:p text:style-name="P45">En la rama master</text:p>
      <text:p text:style-name="P45">Cambios a ser confirmados:</text:p>
      <text:p text:style-name="P45"><text:s text:c="2"/>(usa "git restore --staged &lt;archivo&gt;..." para sacar del área de stage)</text:p>
      <text:p text:style-name="P45"><text:tab/><text:span text:style-name="T16">nuevo archivo: <text:s/>apple-touch-icon.png</text:span></text:p>
      <text:p text:style-name="P148"><text:tab/>nuevo archivo: <text:s/>tile-wide.png</text:p>
      <text:p text:style-name="P148"><text:tab/>nuevo archivo: <text:s/>tile.png</text:p>
      <text:p text:style-name="P45"/>
      <text:p text:style-name="P45">Archivos sin seguimiento:</text:p>
      <text:p text:style-name="P45"><text:s text:c="2"/>(usa "git add &lt;archivo&gt;..." para incluirlo a lo que se será confirmado)</text:p>
      <text:p text:style-name="P45"><text:tab/><text:span text:style-name="T12">browserconfig.xml</text:span></text:p>
      <text:p text:style-name="P137"><text:tab/>css/</text:p>
      <text:p text:style-name="P137"><text:tab/>favicon.ico</text:p>
      <text:p text:style-name="P137"><text:tab/>fonts/</text:p>
      <text:p text:style-name="P137"><text:tab/>js/</text:p>
      <text:p text:style-name="P137"/>
      <text:p text:style-name="P49">ahora hacemos commit de lo que hemos añadido al staging area</text:p>
      <text:p text:style-name="P49">$ git commit -m “agregando imagenes png”</text:p>
      <text:p text:style-name="P49"/>
      <text:p text:style-name="P49">[master b40c435] agregando imagenes png</text:p>
      <text:p text:style-name="P49"><text:s/>3 files changed, 0 insertions(+), 0 deletions(-)</text:p>
      <text:p text:style-name="P49"><text:s/>create mode 100644 apple-touch-icon.png</text:p>
      <text:p text:style-name="P49"><text:s/>create mode 100644 tile-wide.png</text:p>
      <text:p text:style-name="P49"><text:s/>create mode 100644 tile.png</text:p>
      <text:p text:style-name="P50"/>
      <text:p text:style-name="P50">ahora un git status para ver el estado del repositorio</text:p>
      <text:p text:style-name="P50">$ git status</text:p>
      <text:p text:style-name="P50"/>
      <text:p text:style-name="P50">En la rama master</text:p>
      <text:p text:style-name="P50">Archivos sin seguimiento:</text:p>
      <text:p text:style-name="P50"><text:s text:c="2"/>(usa "git add &lt;archivo&gt;..." para incluirlo a lo que se será confirmado)</text:p>
      <text:p text:style-name="P50"><text:tab/>browserconfig.xml</text:p>
      <text:p text:style-name="P50"><text:tab/>css/</text:p>
      <text:p text:style-name="P50"><text:tab/>favicon.ico</text:p>
      <text:p text:style-name="P50"><text:tab/>fonts/</text:p>
      <text:p text:style-name="P50"><text:tab/>js/</text:p>
      <text:p text:style-name="P50"/>
      <text:p text:style-name="P50">no hay nada agregado al commit pero hay archivos sin seguimiento presentes (usa "git add" para hacerles seguimiento)</text:p>
      <text:p text:style-name="P45"/>
      <text:p text:style-name="P51">para añadir todos los archivos que se modificaron en la carpeta css/</text:p>
      <text:p text:style-name="P51">$ git add css/</text:p>
      <text:p text:style-name="P43"><text:soft-page-break/></text:p>
      <text:p text:style-name="P43">En la rama master</text:p>
      <text:p text:style-name="P43">Cambios a ser confirmados:</text:p>
      <text:p text:style-name="P43"><text:s text:c="2"/>(usa "git restore --staged &lt;archivo&gt;..." para sacar del área de stage)</text:p>
      <text:p text:style-name="P43"><text:tab/><text:span text:style-name="T16">nuevo archivo: <text:s/>css/bootstrap-theme.css</text:span></text:p>
      <text:p text:style-name="P149"><text:tab/>nuevo archivo: <text:s/>css/bootstrap-theme.css.map</text:p>
      <text:p text:style-name="P149"><text:tab/>nuevo archivo: <text:s/>css/bootstrap-theme.min.css</text:p>
      <text:p text:style-name="P149"><text:tab/>nuevo archivo: <text:s/>css/bootstrap.css</text:p>
      <text:p text:style-name="P149"><text:tab/>nuevo archivo: <text:s/>css/bootstrap.css.map</text:p>
      <text:p text:style-name="P149"><text:tab/>nuevo archivo: <text:s/>css/bootstrap.min.css</text:p>
      <text:p text:style-name="P149"><text:tab/>nuevo archivo: <text:s/>css/main.css</text:p>
      <text:p text:style-name="P43"/>
      <text:p text:style-name="P43">Archivos sin seguimiento:</text:p>
      <text:p text:style-name="P43"><text:s text:c="2"/>(usa "git add &lt;archivo&gt;..." para incluirlo a lo que se será confirmado)</text:p>
      <text:p text:style-name="P43"><text:tab/><text:span text:style-name="T12">browserconfig.xml</text:span></text:p>
      <text:p text:style-name="P138"><text:tab/>favicon.ico</text:p>
      <text:p text:style-name="P138"><text:tab/>fonts/</text:p>
      <text:p text:style-name="P138"><text:tab/>js/</text:p>
      <text:p text:style-name="P52">ahora hago el commit para hacerle la foto a los archivos css que están en el stage</text:p>
      <text:p text:style-name="P53">$ git commit -m “agregando CSS”</text:p>
      <text:p text:style-name="P53"/>
      <text:p text:style-name="P43">[master 7a5443a] agregando CSS</text:p>
      <text:p text:style-name="P43"><text:s/>7 files changed, 6836 insertions(+)</text:p>
      <text:p text:style-name="P43"><text:s/>create mode 100644 css/bootstrap-theme.css</text:p>
      <text:p text:style-name="P43"><text:s/>create mode 100644 css/bootstrap-theme.css.map</text:p>
      <text:p text:style-name="P43"><text:s/>create mode 100644 css/bootstrap-theme.min.css</text:p>
      <text:p text:style-name="P43"><text:s/>create mode 100644 css/bootstrap.css</text:p>
      <text:p text:style-name="P43"><text:s/>create mode 100644 css/bootstrap.css.map</text:p>
      <text:p text:style-name="P43"><text:s/>create mode 100644 css/bootstrap.min.css</text:p>
      <text:p text:style-name="P43"><text:s/>create mode 100644 css/main.css</text:p>
      <text:p text:style-name="P43"/>
      <text:p text:style-name="P54">hacemos un git status</text:p>
      <text:p text:style-name="P54">$ git status</text:p>
      <text:p text:style-name="P54">En la rama master</text:p>
      <text:p text:style-name="P54">Archivos sin seguimiento:</text:p>
      <text:p text:style-name="P54"><text:s text:c="2"/>(usa "git add &lt;archivo&gt;..." para incluirlo a lo que se será confirmado)</text:p>
      <text:p text:style-name="P54"><text:tab/><text:span text:style-name="T12">browserconfig.xml</text:span></text:p>
      <text:p text:style-name="P139"><text:tab/>favicon.ico</text:p>
      <text:p text:style-name="P139"><text:tab/>fonts/</text:p>
      <text:p text:style-name="P139"><text:tab/>js/</text:p>
      <text:p text:style-name="P54"/>
      <text:p text:style-name="P54">no hay nada agregado al commit pero hay archivos sin seguimiento presentes (usa "git add" para hacerles seguimiento)</text:p>
      <text:p text:style-name="P54"/>
      <text:p text:style-name="P55">si quiero añadir todos los archivos que me quedan al stage hacemos</text:p>
      <text:p text:style-name="P55">$ git add -A</text:p>
      <text:p text:style-name="P56">y sui hacemos un git status</text:p>
      <text:p text:style-name="P56">$ git status</text:p>
      <text:p text:style-name="P150">En la rama master</text:p>
      <text:p text:style-name="P150">Cambios a ser confirmados:</text:p>
      <text:p text:style-name="P150"><text:s text:c="2"/>(usa "git restore --staged &lt;archivo&gt;..." para sacar del área de stage)</text:p>
      <text:p text:style-name="P150"><text:tab/>nuevo archivo: <text:s/>browserconfig.xml</text:p>
      <text:p text:style-name="P150"><text:soft-page-break/><text:tab/>nuevo archivo: <text:s/>favicon.ico</text:p>
      <text:p text:style-name="P150"><text:tab/>nuevo archivo: <text:s/>fonts/glyphicons-halflings-regular.eot</text:p>
      <text:p text:style-name="P150"><text:tab/>nuevo archivo: <text:s/>fonts/glyphicons-halflings-regular.svg</text:p>
      <text:p text:style-name="P150"><text:tab/>nuevo archivo: <text:s/>fonts/glyphicons-halflings-regular.ttf</text:p>
      <text:p text:style-name="P150"><text:tab/>nuevo archivo: <text:s/>fonts/glyphicons-halflings-regular.woff</text:p>
      <text:p text:style-name="P150"><text:tab/>nuevo archivo: <text:s/>js/main.js</text:p>
      <text:p text:style-name="P150"><text:tab/>nuevo archivo: <text:s/>js/vendor/bootstrap.js</text:p>
      <text:p text:style-name="P150"><text:tab/>nuevo archivo: <text:s/>js/vendor/bootstrap.min.js</text:p>
      <text:p text:style-name="P150"><text:tab/>nuevo archivo: <text:s/>js/vendor/jquery-1.11.2.min.js</text:p>
      <text:p text:style-name="P150"><text:tab/>nuevo archivo: <text:s/>js/vendor/modernizr-2.8.3-respond-1.4.2.min.js</text:p>
      <text:p text:style-name="P150"><text:tab/>nuevo archivo: <text:s/>js/vendor/npm.js</text:p>
      <text:p text:style-name="P55"/>
      <text:p text:style-name="P57">vemos que hemos añadido, <text:span text:style-name="T29">para quitar el archivo browserconfig.xml del stage tenemos que hacer</text:span></text:p>
      <text:p text:style-name="P58">$ git reset *.xml</text:p>
      <text:p text:style-name="P59">ahora vemos como es el estado del repositorio con git status</text:p>
      <text:p text:style-name="P59"/>
      <text:p text:style-name="P59">En la rama master</text:p>
      <text:p text:style-name="P59">Cambios a ser confirmados:</text:p>
      <text:p text:style-name="P59"><text:s text:c="2"/>(usa "git restore --staged &lt;archivo&gt;..." para sacar del área de stage)</text:p>
      <text:p text:style-name="P59"><text:tab/><text:span text:style-name="T16">nuevo archivo: <text:s/>favicon.ico</text:span></text:p>
      <text:p text:style-name="P151"><text:tab/>nuevo archivo: <text:s/>fonts/glyphicons-halflings-regular.eot</text:p>
      <text:p text:style-name="P151"><text:tab/>nuevo archivo: <text:s/>fonts/glyphicons-halflings-regular.svg</text:p>
      <text:p text:style-name="P151"><text:tab/>nuevo archivo: <text:s/>fonts/glyphicons-halflings-regular.ttf</text:p>
      <text:p text:style-name="P151"><text:tab/>nuevo archivo: <text:s/>fonts/glyphicons-halflings-regular.woff</text:p>
      <text:p text:style-name="P151"><text:tab/>nuevo archivo: <text:s/>js/main.js</text:p>
      <text:p text:style-name="P151"><text:tab/>nuevo archivo: <text:s/>js/vendor/bootstrap.js</text:p>
      <text:p text:style-name="P151"><text:tab/>nuevo archivo: <text:s/>js/vendor/bootstrap.min.js</text:p>
      <text:p text:style-name="P151"><text:tab/>nuevo archivo: <text:s/>js/vendor/jquery-1.11.2.min.js</text:p>
      <text:p text:style-name="P151"><text:tab/>nuevo archivo: <text:s/>js/vendor/modernizr-2.8.3-respond-1.4.2.min.js</text:p>
      <text:p text:style-name="P151"><text:tab/>nuevo archivo: <text:s/>js/vendor/npm.js</text:p>
      <text:p text:style-name="P151"/>
      <text:p text:style-name="P59">Archivos sin seguimiento:</text:p>
      <text:p text:style-name="P59"><text:s text:c="2"/>(usa "git add &lt;archivo&gt;..." para incluirlo a lo que se será confirmado)</text:p>
      <text:p text:style-name="P59"><text:tab/><text:span text:style-name="T12">browserconfig.xml</text:span></text:p>
      <text:p text:style-name="P59"/>
      <text:p text:style-name="P60">como se ve el archivo en rojo, browserconfig.xml fue sacado del staging area </text:p>
      <text:p text:style-name="P60">ahora vamos a hacer commit a los archivos en verde</text:p>
      <text:p text:style-name="P60">$ git commit -m <text:s/>“se agregaron archivos de js y fuentes”</text:p>
      <text:p text:style-name="P60"/>
      <text:p text:style-name="P55">[master 72c39cd] se agregaron archivos de js y fuentes</text:p>
      <text:p text:style-name="P55"><text:s/>11 files changed, 2585 insertions(+)</text:p>
      <text:p text:style-name="P55"><text:s/>create mode 100644 favicon.ico</text:p>
      <text:p text:style-name="P55"><text:s/>create mode 100644 fonts/glyphicons-halflings-regular.eot</text:p>
      <text:p text:style-name="P55"><text:s/>create mode 100644 fonts/glyphicons-halflings-regular.svg</text:p>
      <text:p text:style-name="P55"><text:s/>create mode 100644 fonts/glyphicons-halflings-regular.ttf</text:p>
      <text:p text:style-name="P55"><text:s/>create mode 100644 fonts/glyphicons-halflings-regular.woff</text:p>
      <text:p text:style-name="P55"><text:s/>create mode 100644 js/main.js</text:p>
      <text:p text:style-name="P55"><text:s/>create mode 100644 js/vendor/bootstrap.js</text:p>
      <text:p text:style-name="P55"><text:s/>create mode 100644 js/vendor/bootstrap.min.js</text:p>
      <text:p text:style-name="P55"><text:s/>create mode 100644 js/vendor/jquery-1.11.2.min.js</text:p>
      <text:p text:style-name="P55"><text:s/>create mode 100644 js/vendor/modernizr-2.8.3-respond-1.4.2.min.js</text:p>
      <text:p text:style-name="P55"><text:s/>create mode 100644 js/vendor/npm.js</text:p>
      <text:p text:style-name="P55"><text:soft-page-break/></text:p>
      <text:p text:style-name="P55"/>
      <text:p text:style-name="P61">hacemos un git status de nuevo</text:p>
      <text:p text:style-name="P61">$ git status</text:p>
      <text:p text:style-name="P61"/>
      <text:p text:style-name="P61">En la rama master</text:p>
      <text:p text:style-name="P61">Archivos sin seguimiento:</text:p>
      <text:p text:style-name="P61"><text:s text:c="2"/>(usa "git add &lt;archivo&gt;..." para incluirlo a lo que se será confirmado)</text:p>
      <text:p text:style-name="P61"><text:tab/><text:span text:style-name="T27">browserconfig.xml</text:span></text:p>
      <text:p text:style-name="P61"/>
      <text:p text:style-name="P61">no hay nada agregado al commit pero hay archivos sin seguimiento presentes (usa "git add" para hacerles seguimiento)</text:p>
      <text:p text:style-name="P61"/>
      <text:p text:style-name="P62">ahora vamos a meter en el stage el archivo .xml que queda usando git add .</text:p>
      <text:p text:style-name="P62">$ git add .</text:p>
      <text:p text:style-name="P63">Y si hacemos un git status</text:p>
      <text:p text:style-name="P63">$ git status</text:p>
      <text:p text:style-name="P63"/>
      <text:p text:style-name="P63">En la rama master</text:p>
      <text:p text:style-name="P63">Cambios a ser confirmados:</text:p>
      <text:p text:style-name="P63"><text:s text:c="2"/>(usa "git restore --staged &lt;archivo&gt;..." para sacar del área de stage)</text:p>
      <text:p text:style-name="P63"><text:tab/><text:span text:style-name="T16">nuevo archivo: <text:s/>browserconfig.xml</text:span></text:p>
      <text:p text:style-name="P64">ahora hacemos la fotografía al archivo browserconfig.xml </text:p>
      <text:p text:style-name="P64">$ git commit -m “agregamos el browserconfig.xml”</text:p>
      <text:p text:style-name="P64"/>
      <text:p text:style-name="P64">[master db83c72] agregamos el browserconfig.xml</text:p>
      <text:p text:style-name="P64"><text:s/>1 file changed, 12 insertions(+)</text:p>
      <text:p text:style-name="P64"><text:s/>create mode 100644 browserconfig.xml</text:p>
      <text:p text:style-name="P61"/>
      <text:p text:style-name="P65">si hacemos un git log, veremos todos los movimientos que hicimos </text:p>
      <text:p text:style-name="P65">$ git log</text:p>
      <text:p text:style-name="P65"/>
      <text:p text:style-name="P61">Author: juanx &lt;juanhar865@gmail.com&gt;</text:p>
      <text:p text:style-name="P61">Date: <text:s text:c="2"/>Thu Jan 7 12:37:43 2021 +0100</text:p>
      <text:p text:style-name="P61"/>
      <text:p text:style-name="P61"><text:s text:c="4"/>agregamos el browserconfig.xml <text:s text:c="17"/>‘←-<text:span text:style-name="T30"> el ultimo commit que se hizo</text:span>’</text:p>
      <text:p text:style-name="P61"/>
      <text:p text:style-name="P61">commit 72c39cdb51b3435f47916d2fde4e08c0f9619240</text:p>
      <text:p text:style-name="P61">Author: juanx &lt;juanhar865@gmail.com&gt;</text:p>
      <text:p text:style-name="P61">Date: <text:s text:c="2"/>Thu Jan 7 12:23:52 2021 +0100</text:p>
      <text:p text:style-name="P61"/>
      <text:p text:style-name="P61"><text:s text:c="4"/>se agregaron archivos de js y fuentes</text:p>
      <text:p text:style-name="P61"/>
      <text:p text:style-name="P61">commit 7a5443afbc7a51fac7464ccc9a352323f9d2edca</text:p>
      <text:p text:style-name="P61">Author: juanx &lt;juanhar865@gmail.com&gt;</text:p>
      <text:p text:style-name="P61">Date: <text:s text:c="2"/>Thu Jan 7 12:04:55 2021 +0100</text:p>
      <text:p text:style-name="P61"/>
      <text:p text:style-name="P61"><text:s text:c="4"/>agregando CSS</text:p>
      <text:p text:style-name="P61"/>
      <text:p text:style-name="P61">commit b40c4358f090f74c17e40430deaaca813a2076c6</text:p>
      <text:p text:style-name="P61">Author: juanx &lt;juanhar865@gmail.com&gt;</text:p>
      <text:p text:style-name="P61">Date: <text:s text:c="2"/>Thu Jan 7 11:55:43 2021 +0100</text:p>
      <text:p text:style-name="P61"><text:soft-page-break/></text:p>
      <text:p text:style-name="P61"><text:s text:c="4"/>agregando imagenes png</text:p>
      <text:p text:style-name="P61"/>
      <text:p text:style-name="P61">commit 9cb5ccdd4d9aa5391af4ace188d7e6ec357335a9</text:p>
      <text:p text:style-name="P61">Author: juanx &lt;juanhar865@gmail.com&gt;</text:p>
      <text:p text:style-name="P61">Date: <text:s text:c="2"/>Thu Jan 7 11:03:16 2021 +0100</text:p>
      <text:p text:style-name="P61"/>
      <text:p text:style-name="P61"><text:s text:c="4"/>se creo el index.html <text:s text:c="19"/>‘<text:span text:style-name="T30">&lt;</text:span>--<text:span text:style-name="T30"> el primer commit que se hizo ‘</text:span></text:p>
      <text:p text:style-name="P61"/>
      <text:p text:style-name="P66">ahora hacemos un resumen de los comandos utilizados</text:p>
      <text:p text:style-name="P66">git add “*.txt” <text:s text:c="2"/>agrega todos los txt de todo el proyecto</text:p>
      <text:p text:style-name="P66"/>
      <text:p text:style-name="P67">git add *,txt <text:s text:c="3"/>agrega todos los txt en el directorio actual </text:p>
      <text:p text:style-name="P67"/>
      <text:p text:style-name="P68">git add –all <text:s text:c="5"/>agrega todos los archivos </text:p>
      <text:p text:style-name="P68"/>
      <text:p text:style-name="P69">git add &lt;lista de archivos&gt; <text:s text:c="6"/>agrega los archivos que especifiquemos <text:span text:style-name="T32">separados por un espacio </text:span></text:p>
      <text:p text:style-name="P61"/>
      <text:p text:style-name="P70">git add pdfs/*.pdf agrega todos los pdfs dentro de la carpeta pdf <text:span text:style-name="T31">o sea la carpeta es pdfs y los archivos tienen extension .pdf </text:span></text:p>
      <text:p text:style-name="P70"/>
      <text:p text:style-name="P71">git add pdfs/ <text:s text:c="3"/>agrega todos los archivos que están en la carpeta pdfs</text:p>
      <text:p text:style-name="P70"/>
      <text:p text:style-name="P72">14. otras formas de revisar el log y los cambios des del ultimo commit</text:p>
      <text:p text:style-name="P72"/>
      <text:p text:style-name="P80">para ver todas las cosas que menos hecho hacemos un git log</text:p>
      <text:p text:style-name="P80">$ git log </text:p>
      <text:p text:style-name="P80"/>
      <text:p text:style-name="P80">commit db83c72c9ff9bcfb80bc86414af278b2af2c5158 (HEAD -&gt; master)</text:p>
      <text:p text:style-name="P80">Author: juanx &lt;juanhar865@gmail.com&gt;</text:p>
      <text:p text:style-name="P80">Date: <text:s text:c="2"/>Thu Jan 7 12:37:43 2021 +0100</text:p>
      <text:p text:style-name="P80"/>
      <text:p text:style-name="P80"><text:s text:c="4"/>agregamos el browserconfig.xml</text:p>
      <text:p text:style-name="P80"/>
      <text:p text:style-name="P80">commit 72c39cdb51b3435f47916d2fde4e08c0f9619240</text:p>
      <text:p text:style-name="P80">Author: juanx &lt;juanhar865@gmail.com&gt;</text:p>
      <text:p text:style-name="P80">Date: <text:s text:c="2"/>Thu Jan 7 12:23:52 2021 +0100</text:p>
      <text:p text:style-name="P80"/>
      <text:p text:style-name="P80"><text:s text:c="4"/>se agregaron archivos de js y fuentes</text:p>
      <text:p text:style-name="P80"/>
      <text:p text:style-name="P80">commit 7a5443afbc7a51fac7464ccc9a352323f9d2edca</text:p>
      <text:p text:style-name="P80">Author: juanx &lt;juanhar865@gmail.com&gt;</text:p>
      <text:p text:style-name="P80">Date: <text:s text:c="2"/>Thu Jan 7 12:04:55 2021 +0100</text:p>
      <text:p text:style-name="P80"/>
      <text:p text:style-name="P80"><text:s text:c="4"/>agregando CSS</text:p>
      <text:p text:style-name="P80"/>
      <text:p text:style-name="P80">commit b40c4358f090f74c17e40430deaaca813a2076c6</text:p>
      <text:p text:style-name="P80">Author: juanx &lt;juanhar865@gmail.com&gt;</text:p>
      <text:p text:style-name="P80">Date: <text:s text:c="2"/>Thu Jan 7 11:55:43 2021 +0100</text:p>
      <text:p text:style-name="P80"/>
      <text:p text:style-name="P80"><text:s text:c="4"/>agregando imagenes png</text:p>
      <text:p text:style-name="P80"/>
      <text:p text:style-name="P80"><text:soft-page-break/>commit 9cb5ccdd4d9aa5391af4ace188d7e6ec357335a9</text:p>
      <text:p text:style-name="P80">Author: juanx &lt;juanhar865@gmail.com&gt;</text:p>
      <text:p text:style-name="P80">Date: <text:s text:c="2"/>Thu Jan 7 11:03:16 2021 +0100</text:p>
      <text:p text:style-name="P80"/>
      <text:p text:style-name="P80"><text:s text:c="4"/>se creo el index.html</text:p>
      <text:p text:style-name="P80"/>
      <text:p text:style-name="P157">#esta liena con el HEAD se refiere al último commit en la rama actual o la linea del tiempo </text:p>
      <text:p text:style-name="P157"># en la cual estamos trabajando </text:p>
      <text:p text:style-name="P80">commit db83c72c9ff9bcfb80bc86414af278b2af2c5158 (HEAD -&gt; master)</text:p>
      <text:p text:style-name="P80"/>
      <text:p text:style-name="P81">para ver la información un poco mas reducida , ya que no necesitamos saber el autor ni la fecha</text:p>
      <text:p text:style-name="P83">para eso utilizamos git log –oneline</text:p>
      <text:p text:style-name="P83">$ git log –oneline</text:p>
      <text:p text:style-name="P83"/>
      <text:p text:style-name="P81"><text:span text:style-name="T35">db83c72</text:span> (HEAD -&gt; master) agregamos el browserconfig.xml</text:p>
      <text:p text:style-name="P81"><text:span text:style-name="T35">72c39cd</text:span> se agregaron archivos de js y fuentes</text:p>
      <text:p text:style-name="P81"><text:span text:style-name="T36">7a5443a</text:span><text:span text:style-name="T38"> </text:span>agregando CSS</text:p>
      <text:p text:style-name="P81"><text:span text:style-name="T35">b40c435</text:span> agregando imagenes png</text:p>
      <text:p text:style-name="P81"><text:span text:style-name="T35">9cb5ccd</text:span> se creo el index.html</text:p>
      <text:p text:style-name="P81"/>
      <text:p text:style-name="P81">--<text:span text:style-name="T43">oneline:</text:span></text:p>
      <text:p text:style-name="P83">aparece el hash corto: <text:span text:style-name="T37">db83c72</text:span></text:p>
      <text:p text:style-name="P83"><text:s/>la descripción de la rama: <text:span text:style-name="T33"><text:s/>(HEAD -&gt; master)</text:span></text:p>
      <text:p text:style-name="P83">el mensaje: <text:span text:style-name="T34">agregamos el browserconfig.xml</text:span></text:p>
      <text:p text:style-name="P83"/>
      <text:p text:style-name="P84">ahora hacemos </text:p>
      <text:p text:style-name="P84">$ git log –oneline –decorate –all –graph</text:p>
      <text:p text:style-name="P84"/>
      <text:p text:style-name="P82">* <text:span text:style-name="T35">db83c72</text:span> (HEAD -&gt; master) agregamos el browserconfig.xml</text:p>
      <text:p text:style-name="P82">* <text:span text:style-name="T35">72c39cd</text:span> se agregaron archivos de js y fuentes</text:p>
      <text:p text:style-name="P82"><text:span text:style-name="T38">*</text:span><text:span text:style-name="T36"> 7a5443a</text:span><text:span text:style-name="T38"> </text:span>agregando CSS</text:p>
      <text:p text:style-name="P82">* <text:span text:style-name="T35">b40c435</text:span> agregando imagenes png</text:p>
      <text:p text:style-name="P82">* <text:span text:style-name="T35">9cb5ccd</text:span> se creo el index.html</text:p>
      <text:p text:style-name="P84"/>
      <text:p text:style-name="P83">--<text:span text:style-name="T42">all: muestra la informacion de las diferentes ramas </text:span></text:p>
      <text:p text:style-name="P83">--<text:span text:style-name="T42">decorate y –graph: lo que hacen es mostrar de una manera elegante y bonita cuando estemos en diferentes ramas</text:span></text:p>
      <text:p text:style-name="P83"/>
      <text:p text:style-name="P85">ahora nos vamos al repositorio uy lo abrimos con atom <text:s/>y <text:s/>modificamos el archivo index.html</text:p>
      <text:p text:style-name="P85">y dentro de la carpeta css el archivo main.css</text:p>
      <text:p text:style-name="P85"/>
      <text:p text:style-name="P86">ahora volvemos a la terminal y hacemos un git status</text:p>
      <text:p text:style-name="P86">$ git status</text:p>
      <text:p text:style-name="P86">En la rama master</text:p>
      <text:p text:style-name="P86">Cambios no rastreados para el commit:</text:p>
      <text:p text:style-name="P86"><text:s text:c="2"/>(usa "git add &lt;archivo&gt;..." para actualizar lo que será confirmado)</text:p>
      <text:p text:style-name="P86"><text:s text:c="2"/>(usa "git restore &lt;archivo&gt;..." para descartar los cambios en el directorio de trabajo)</text:p>
      <text:p text:style-name="P86"><text:tab/><text:span text:style-name="T12">modificado: <text:s text:c="4"/>css/main.css</text:span></text:p>
      <text:p text:style-name="P140"><text:tab/>modificado: <text:s text:c="4"/>index.html</text:p>
      <text:p text:style-name="P86"/>
      <text:p text:style-name="P86">sin cambios agregados al commit (usa "git add" y/o "git commit -a")</text:p>
      <text:p text:style-name="P83"/>
      <text:p text:style-name="P83"><text:soft-page-break/></text:p>
      <text:p text:style-name="P87">aquí nos muestra mucha información , pero nosotros sabemos lo que hemos hecho y si queremos que salga la información mas reducida usamos git status -s</text:p>
      <text:p text:style-name="P87">cuando ponemos dos dashes(--) es que a continuación viene una palabra , su ponemos un solo dash (-) . significa que el parámetro es de una letra como -s o puede haber varias letras -<text:span text:style-name="T44">sae ( no la palabra sae, si no las letras s,a,e)</text:span></text:p>
      <text:p text:style-name="P88">volviendo a git status -s</text:p>
      <text:p text:style-name="P88">$ git status -s </text:p>
      <text:p text:style-name="P88"/>
      <text:p text:style-name="P88"><text:span text:style-name="T12">M</text:span> css/main.css</text:p>
      <text:p text:style-name="P88"><text:s/><text:span text:style-name="T12">M</text:span> index.html</text:p>
      <text:p text:style-name="P88"/>
      <text:p text:style-name="P141">M <text:span text:style-name="T39">es la rama master, y lo demás son los archivos que se han modificado</text:span></text:p>
      <text:p text:style-name="P95">ahora vamos a añadir los archivos modificados de la carpeta css/ con gir add css/</text:p>
      <text:p text:style-name="P95">$git add css/</text:p>
      <text:p text:style-name="P96">y si a continuación hacemos un git status -s</text:p>
      <text:p text:style-name="P96">$ git status -s</text:p>
      <text:p text:style-name="P142"><text:span text:style-name="T16">M <text:s/></text:span><text:span text:style-name="T39">css/main.css </text:span><text:span text:style-name="T45"># lo que está en verde quiere decir que está en el stage </text:span></text:p>
      <text:p text:style-name="P142"><text:s/>M <text:span text:style-name="T39">index.html <text:s text:c="2"/></text:span><text:span text:style-name="T45"># lo que está en rojo significa que no está en el stage </text:span></text:p>
      <text:p text:style-name="P158"/>
      <text:p text:style-name="P89">tambien nos puede interesar en que rama estamos trabajando y a la vez ver el modo s<text:span text:style-name="T53">hort</text:span> (s) del status , <text:span text:style-name="T49">-b <text:s/>de branch (rama)</text:span></text:p>
      <text:p text:style-name="P89">$ git status -s -b </text:p>
      <text:p text:style-name="P89">## <text:span text:style-name="T16">master </text:span><text:span text:style-name="T46"># estamos en la rama master </text:span></text:p>
      <text:p text:style-name="P89"><text:span text:style-name="T16">M</text:span> <text:s/>css/main.css</text:p>
      <text:p text:style-name="P89"><text:s/><text:span text:style-name="T12">M</text:span> index.html</text:p>
      <text:p text:style-name="P90"/>
      <text:p text:style-name="P90">ahora voy a hacer commit de css/main.css y de index.html</text:p>
      <text:p text:style-name="P90">como css/main.css está en el stage , solo tengo que hacer $ git commit -m “configuramos el CSS con el body,html”</text:p>
      <text:p text:style-name="P90"/>
      <text:p text:style-name="P90">$ git commit -m “configuramos el CSS con el body,html”</text:p>
      <text:p text:style-name="P90"/>
      <text:p text:style-name="P90">[master 37400df] configuramos el CSS con el body, html</text:p>
      <text:p text:style-name="P90"><text:s/>1 file changed, 4 insertions(+), 13 deletions(-)</text:p>
      <text:p text:style-name="P90"/>
      <text:p text:style-name="P91">ahora toca hacer el commit a el archivo index.html , <text:span text:style-name="T50">pero primero hay que añadir lo al stage</text:span></text:p>
      <text:p text:style-name="P92">$ git add -A # añado los archivos que hab sufrido cambios</text:p>
      <text:p text:style-name="P92">y hago git status , para ver que index.html está en verde </text:p>
      <text:p text:style-name="P92">En la rama master</text:p>
      <text:p text:style-name="P92">Cambios a ser confirmados:</text:p>
      <text:p text:style-name="P92"><text:s text:c="2"/>(usa "git restore --staged &lt;archivo&gt;..." para sacar del área de stage)</text:p>
      <text:p text:style-name="P92"><text:tab/><text:span text:style-name="T16">modificado: <text:s text:c="4"/>index.html</text:span></text:p>
      <text:p text:style-name="P93">ahora hacemos commit para hacer la fotografía a index.html</text:p>
      <text:p text:style-name="P93">$git commit -m “agregamos el titulo a la pagina”</text:p>
      <text:p text:style-name="P93"/>
      <text:p text:style-name="P93">[master 3f5f911] agregamos el titulo a la pagina</text:p>
      <text:p text:style-name="P93"><text:s/>1 file changed, 1 insertion(+), 1 deletion(-)</text:p>
      <text:p text:style-name="P93"/>
      <text:p text:style-name="P94">y hacemos un git <text:span text:style-name="T51">log</text:span> –oneline –decorate –all –graph</text:p>
      <text:p text:style-name="P94"/>
      <text:p text:style-name="P92"/>
      <text:p text:style-name="P95"><text:soft-page-break/></text:p>
      <text:p text:style-name="P87">* <text:span text:style-name="T52">3f5f911</text:span> (HEAD -&gt; master) agregamos el titulo a la pagina</text:p>
      <text:p text:style-name="P87">* <text:span text:style-name="T52">37400df</text:span> configuramos el CSS con el body, html</text:p>
      <text:p text:style-name="P87">* <text:span text:style-name="T52">db83c72</text:span> agregamos el browserconfig.xml</text:p>
      <text:p text:style-name="P87">* <text:span text:style-name="T52">72c39cd</text:span> se agregaron archivos de js y fuentes</text:p>
      <text:p text:style-name="P87">* <text:span text:style-name="T52">7a5443a</text:span> agregando CSS</text:p>
      <text:p text:style-name="P87">* <text:span text:style-name="T52">b40c435 </text:span>agregando imagenes png</text:p>
      <text:p text:style-name="P87">* <text:span text:style-name="T52">9cb5ccd</text:span> se creo el index.html</text:p>
      <text:p text:style-name="P87"/>
      <text:p text:style-name="P78">15. creando Alias para nuestros comandos</text:p>
      <text:p text:style-name="P97">para evitar tener que escribir comando largos como git log –oneline –decorate –all –graph</text:p>
      <text:p text:style-name="P97">podemos usar un alias , esto se hace así </text:p>
      <text:p text:style-name="P97">$ git config –global alias.lg “log –oneline –decorate –all –graph </text:p>
      <text:p text:style-name="P97"/>
      <text:p text:style-name="P98">--global: hace que el alias se aplique a todas las cuentas del ordenador</text:p>
      <text:p text:style-name="P98">alias.lg : donde lg es el alias o sea que para sustituir esto <text:span text:style-name="T54">git log –oneline –decorate –all –graph</text:span></text:p>
      <text:p text:style-name="P98"><text:s text:c="14"/>puedo usar git lg </text:p>
      <text:p text:style-name="P98">“<text:span text:style-name="T54">git log –oneline –decorate –all –graph</text:span>” es el comando que se ejecuta cuando hago git lg</text:p>
      <text:p text:style-name="P98"/>
      <text:p text:style-name="P99">ahora si hacemos</text:p>
      <text:p text:style-name="P99">$ git lg</text:p>
      <text:p text:style-name="P99">* <text:span text:style-name="T55">3f5f911</text:span> (HEAD -&gt; master) agregamos el titulo a la pagina</text:p>
      <text:p text:style-name="P99">* <text:span text:style-name="T55">37400df</text:span> configuramos el CSS con el body, html</text:p>
      <text:p text:style-name="P99">* <text:span text:style-name="T55">db83c72</text:span> agregamos el browserconfig.xml</text:p>
      <text:p text:style-name="P99">* <text:span text:style-name="T55">72c39cd </text:span>se agregaron archivos de js y fuentes</text:p>
      <text:p text:style-name="P99">* <text:span text:style-name="T55">7a5443a </text:span>agregando CSS</text:p>
      <text:p text:style-name="P99">* <text:span text:style-name="T55">b40c435</text:span> agregando imagenes png</text:p>
      <text:p text:style-name="P99">* <text:span text:style-name="T55">9cb5ccd</text:span> se creo el index.html</text:p>
      <text:p text:style-name="P98"/>
      <text:p text:style-name="P100">ahora vamos a crear el alisas para el comando git status -s -b</text:p>
      <text:p text:style-name="P100">$ git config –global alias.s “status -s -b”</text:p>
      <text:p text:style-name="P101">ahora ejecutamos </text:p>
      <text:p text:style-name="P101">$ git s</text:p>
      <text:p text:style-name="P100">## <text:span text:style-name="T16">master</text:span></text:p>
      <text:p text:style-name="P153"/>
      <text:p text:style-name="P102">para ver todas las configuraciones qye tenemos has ahora <text:span text:style-name="T56">y ademas editarlo con -e</text:span></text:p>
      <text:p text:style-name="P102">$ git config –global -<text:span text:style-name="T56">e </text:span></text:p>
      <text:p text:style-name="P102"/>
      <text:p text:style-name="P102">[user]</text:p>
      <text:p text:style-name="P102"><text:s text:c="8"/>name = juanx</text:p>
      <text:p text:style-name="P102"><text:s text:c="8"/>email = juanhar865@gmail.com</text:p>
      <text:p text:style-name="P102">[alias]</text:p>
      <text:p text:style-name="P102"><text:s text:c="8"/>lg = log --oneline --decorate --all --graph</text:p>
      <text:p text:style-name="P102"><text:s text:c="8"/>s = status -s -b</text:p>
      <text:p text:style-name="P103"/>
      <text:p text:style-name="P103">y para hacerlo mas seguro y no cambiar nada podemos hacer git config –global -l donde -l es listar</text:p>
      <text:p text:style-name="P103">$ git config –global -l</text:p>
      <text:p text:style-name="P103"/>
      <text:p text:style-name="P103">user.name=juanx</text:p>
      <text:p text:style-name="P103">user.email=juanhar865@gmail.com</text:p>
      <text:p text:style-name="P103">alias.lg=log --oneline --decorate --all --graph</text:p>
      <text:p text:style-name="P103">alias.s=status -s -b</text:p>
      <text:p text:style-name="P104"><text:soft-page-break/></text:p>
      <text:p text:style-name="P79">17, diferencias entre commits y restauración de archivos</text:p>
      <text:p text:style-name="P79"/>
      <text:p text:style-name="P104">creamos una nueva carpeta en curso/demo-03</text:p>
      <text:p text:style-name="P104">y añadimos el archivo README.md , le añadimos algo </text:p>
      <text:p text:style-name="P104">y en la nueva capeta hacemos el git init</text:p>
      <text:p text:style-name="P104">$ git init</text:p>
      <text:p text:style-name="P106">Inicializado repositorio Git vacío en /home/taughself/Escritorio/curso/demo-03/.git/</text:p>
      <text:p text:style-name="P106"/>
      <text:p text:style-name="P107">hacemos un git s (git status -s -b)</text:p>
      <text:p text:style-name="P107">$ git s</text:p>
      <text:p text:style-name="P107">## No hay commits todavía en <text:span text:style-name="T16">master</text:span></text:p>
      <text:p text:style-name="P107"><text:span text:style-name="T12">?? </text:span>README.md</text:p>
      <text:p text:style-name="P79"/>
      <text:p text:style-name="P105">los <text:span text:style-name="T13">?? <text:s/></text:span><text:span text:style-name="T57">significa que son archivos que no se están dando seguimiento</text:span></text:p>
      <text:p text:style-name="P108">ahora los pasamos al stage y le hacemos el commit</text:p>
      <text:p text:style-name="P108">$ git add -A</text:p>
      <text:p text:style-name="P108">$git commit -m “Creacion del readme.md”</text:p>
      <text:p text:style-name="P108"/>
      <text:p text:style-name="P108">[master (commit-raíz) c0f2f3c] Creación del readme.md</text:p>
      <text:p text:style-name="P108"><text:s/>1 file changed, 6 insertions(+)</text:p>
      <text:p text:style-name="P108"><text:s/>create mode 100644 README.md</text:p>
      <text:p text:style-name="P108"/>
      <text:p text:style-name="P109">ahora hacemos git lg ( <text:span text:style-name="T58">log --oneline --decorate --all –graph </text:span>)</text:p>
      <text:p text:style-name="P110">$ git lg</text:p>
      <text:p text:style-name="P110">*<text:span text:style-name="T52"> c0f2f3c</text:span> (<text:span text:style-name="T59">HEAD -&gt;</text:span> <text:span text:style-name="T16">master</text:span>) Creación del readme.md</text:p>
      <text:p text:style-name="P110"/>
      <text:p text:style-name="P111">ahora vamos a hacer varios cosas para ver el archivo como estaba antes y como estaba despu<text:span text:style-name="T60">é</text:span>s</text:p>
      <text:p text:style-name="P111"/>
      <text:p text:style-name="P112">hicimos un cambio en el archivo lo guardamos, pero no recordamos lo que hicimos, así que </text:p>
      <text:p text:style-name="P112">hacemos </text:p>
      <text:p text:style-name="P112">$git diff</text:p>
      <text:p text:style-name="P112"/>
      <text:p text:style-name="P112">diff --git a/README.md b/README.md</text:p>
      <text:p text:style-name="P112">index e5fb9f9..704bf60 100644</text:p>
      <text:p text:style-name="P112">--- a/README.md</text:p>
      <text:p text:style-name="P112">+++ b/README.md</text:p>
      <text:p text:style-name="P160">@@ -1,6 +1,6 @@</text:p>
      <text:p text:style-name="P112"><text:s/>## Pasos de instalación</text:p>
      <text:p text:style-name="P112"><text:s/></text:p>
      <text:p text:style-name="P143">-Ejecutar <text:s text:c="44"/><text:span text:style-name="T47">#modificado1 </text:span><text:span text:style-name="T48">entre los commits </text:span></text:p>
      <text:p text:style-name="P154">+Ejecuta el siguiente comando <text:s text:c="9"/><text:span text:style-name="T47">#modificado2</text:span></text:p>
      <text:p text:style-name="P112"><text:s/>``</text:p>
      <text:p text:style-name="P112"><text:s/>npm install</text:p>
      <text:p text:style-name="P112"><text:s/>``</text:p>
      <text:p text:style-name="P114">ahora pongo el archivo anteriormente modificado en el stage</text:p>
      <text:p text:style-name="P114">$ git add -A</text:p>
      <text:p text:style-name="P115">veo su estado</text:p>
      <text:p text:style-name="P115">$ git s</text:p>
      <text:p text:style-name="P115"/>
      <text:p text:style-name="P115">## <text:span text:style-name="T16">master</text:span></text:p>
      <text:p text:style-name="P115"><text:span text:style-name="T16">M </text:span><text:s/>README.md</text:p>
      <text:p text:style-name="P115"><text:soft-page-break/></text:p>
      <text:p text:style-name="P120">lo dejo así , en el stage , pero al día siguiente vuelvo y quiero ver las diferencias que había en las versiones del mismo archivo , hago</text:p>
      <text:p text:style-name="P120">$ git diff </text:p>
      <text:p text:style-name="P120">Y no sale nada , ya que ayer metí el archivo en el stage, pero si a pesar de eso quiero ver las diferencias hago git diff –staged</text:p>
      <text:p text:style-name="P120">$ git <text:span text:style-name="T61">diff</text:span> staged</text:p>
      <text:p text:style-name="P120"/>
      <text:p text:style-name="P113">diff --git a/README.md b/README.md</text:p>
      <text:p text:style-name="P113">index e5fb9f9..704bf60 100644</text:p>
      <text:p text:style-name="P113">--- a/README.md</text:p>
      <text:p text:style-name="P113">+++ b/README.md</text:p>
      <text:p text:style-name="P161">@@ -1,6 +1,6 @@</text:p>
      <text:p text:style-name="P113"><text:s/>## Pasos de instalación</text:p>
      <text:p text:style-name="P113"><text:s/></text:p>
      <text:p text:style-name="P144">-Ejecutar <text:s text:c="44"/><text:span text:style-name="T47">#modificado1 </text:span><text:span text:style-name="T48">entre los commits </text:span></text:p>
      <text:p text:style-name="P155">+Ejecuta el siguiente comando <text:s text:c="9"/><text:span text:style-name="T47">#modificado2</text:span></text:p>
      <text:p text:style-name="P113"><text:s/>``</text:p>
      <text:p text:style-name="P113"><text:s/>npm install</text:p>
      <text:p text:style-name="P113"><text:s/>``</text:p>
      <text:p text:style-name="P120">nos da la misma información antes de ser añadido al stage o sea “staged” </text:p>
      <text:p text:style-name="P120"><text:s/><text:span text:style-name="T62">ahora si pienso que no quiero tener ese archivo en el stage como puedo sacarlo de él</text:span></text:p>
      <text:p text:style-name="P121">lo hago con git reset HEAD README.md</text:p>
      <text:p text:style-name="P121">$ <text:s/>git reset HEAD README.md</text:p>
      <text:p text:style-name="P120">Cambios fuera del área de stage tras el reset:</text:p>
      <text:p text:style-name="P120">M<text:tab/>README.md</text:p>
      <text:p text:style-name="P120"/>
      <text:p text:style-name="P121">para ver su estado hago un git s</text:p>
      <text:p text:style-name="P121">$ git s</text:p>
      <text:p text:style-name="P116">## <text:span text:style-name="T16">master</text:span></text:p>
      <text:p text:style-name="P116"><text:span text:style-name="T12">M</text:span><text:span text:style-name="T16"> </text:span><text:s/>README.md</text:p>
      <text:p text:style-name="P116"/>
      <text:p text:style-name="P122">si queremos revertir los cambios de este archivo (README.md) hacemos git checkout –README.md</text:p>
      <text:p text:style-name="P123">$ git checkout – README.md</text:p>
      <text:p text:style-name="P124">y si hacemos un git s , para ver su estado</text:p>
      <text:p text:style-name="P124">$ git s</text:p>
      <text:p text:style-name="P117">## <text:span text:style-name="T16">master</text:span></text:p>
      <text:p text:style-name="P123"/>
      <text:p text:style-name="P135">18. <text:s/>actualizar mensaje del commit y revertir commits</text:p>
      <text:p text:style-name="P125"/>
      <text:p text:style-name="P125">continuamos en el directorio curso/demo-03 y si hacemos un git s</text:p>
      <text:p text:style-name="P125">$ git s</text:p>
      <text:p text:style-name="P118">## <text:span text:style-name="T16">master</text:span></text:p>
      <text:p text:style-name="P125">vemos que seguimos en el mismo sitio, o sea que no hay cambios <text:span text:style-name="T63">pendientes</text:span></text:p>
      <text:p text:style-name="P125"/>
      <text:p text:style-name="P126">ahora vamos al archivos demo-03/README.md y hacemos un cambio</text:p>
      <text:p text:style-name="P126">## Pasos de instalación</text:p>
      <text:p text:style-name="P126"/>
      <text:p text:style-name="P126">Ejecutar</text:p>
      <text:p text:style-name="P126">``</text:p>
      <text:p text:style-name="P126">npm install</text:p>
      <text:p text:style-name="P126"><text:soft-page-break/>``</text:p>
      <text:p text:style-name="P126"/>
      <text:p text:style-name="P126">## Por omitir <text:s/><text:span text:style-name="T45"># de aquí en adelante ha cambiado</text:span></text:p>
      <text:p text:style-name="P126"/>
      <text:p text:style-name="P126">Debemos de omitor estos archivos y carpetas</text:p>
      <text:p text:style-name="P126"/>
      <text:p text:style-name="P127">ahora hacemos un git s</text:p>
      <text:p text:style-name="P127">$ git s</text:p>
      <text:p text:style-name="P119">## <text:span text:style-name="T16">master</text:span></text:p>
      <text:p text:style-name="P119"><text:span text:style-name="T12">M</text:span><text:span text:style-name="T16"> </text:span><text:s/>README.md</text:p>
      <text:p text:style-name="P119"/>
      <text:p text:style-name="P128">si yo quiero hacer de una vez el add al stage y el commit tengo que hacer git commit -am “mensaje”</text:p>
      <text:p text:style-name="P128">$ git commit -am “Readme actualz” <text:span text:style-name="T45"># como se ve hay un error en el mensaje, lo voy a arreglar</text:span></text:p>
      <text:p text:style-name="P122">[master 61ee3d5] Readme actualz</text:p>
      <text:p text:style-name="P122"><text:s/>1 file changed, 4 insertions(+)</text:p>
      <text:p text:style-name="P122"/>
      <text:p text:style-name="P128">luego hago un git lg</text:p>
      <text:p text:style-name="P183">* <text:span text:style-name="T64">61ee3d5 (</text:span><text:span text:style-name="T67">HEAD -&gt; </text:span><text:span text:style-name="T69">master</text:span><text:span text:style-name="T64">)</text:span> Readme actualz</text:p>
      <text:p text:style-name="P202">* <text:span text:style-name="T64">c0f2f3c</text:span> Creación del readme.md</text:p>
      <text:p text:style-name="P129">aquí vemos que nos hemos equivocado en el mensaje, <text:span text:style-name="T71">pero como lo arreglo, pues usando</text:span></text:p>
      <text:p text:style-name="P130">$ git commit –amend -m “actualizamos el readme”</text:p>
      <text:p text:style-name="P130"/>
      <text:p text:style-name="P120">[master cd35448] actualizamos el readme</text:p>
      <text:p text:style-name="P120"><text:s/>Date: Sun Jan 17 11:40:22 2021 +0100</text:p>
      <text:p text:style-name="P120"><text:s/>1 file changed, 4 insertions(+)</text:p>
      <text:p text:style-name="P120"/>
      <text:p text:style-name="P130">vemos que se ha arreglado , --amend es enmendar en inglés y lo que hacemos es enmendar el mensaje con -m </text:p>
      <text:p text:style-name="P130">si ahora hacemos git lg </text:p>
      <text:p text:style-name="P130">$ git lg</text:p>
      <text:p text:style-name="P130"/>
      <text:p text:style-name="P184">* <text:span text:style-name="T64">cd35448 (</text:span><text:span text:style-name="T67">HEAD -&gt; </text:span><text:span text:style-name="T69">master</text:span><text:span text:style-name="T64">)</text:span> actualizamos el readme</text:p>
      <text:p text:style-name="P202">* <text:span text:style-name="T64">c0f2f3c</text:span> Creación del readme.md</text:p>
      <text:p text:style-name="P130">vemos como el HEAD o cabeza de la linea del tiempo ha cambiado</text:p>
      <text:p text:style-name="P130"/>
      <text:p text:style-name="P131">pero luego hago una modificacion en el archivo README.md, <text:span text:style-name="T72">y hacemos un git lg</text:span></text:p>
      <text:p text:style-name="P131"><text:s/><text:span text:style-name="T72">$ git lg </text:span></text:p>
      <text:p text:style-name="P185">## <text:span text:style-name="T73">master</text:span></text:p>
      <text:p text:style-name="P202"><text:s/><text:span text:style-name="T75">M</text:span> README.md</text:p>
      <text:p text:style-name="P132">pero yo quiero que los cambios se guarden en el HEAD anterior <text:span text:style-name="T77">esto se simboliza con HEAD^</text:span></text:p>
      <text:p text:style-name="P133">por lo que vamos a hacer un reset suave con git reset HEAD^</text:p>
      <text:p text:style-name="P134">$ git reset –soft HEAD^</text:p>
      <text:p text:style-name="P134"/>
      <text:p text:style-name="P134">y si hago un git s</text:p>
      <text:p text:style-name="P134">$ git s</text:p>
      <text:p text:style-name="P134"/>
      <text:p text:style-name="P186">## <text:span text:style-name="T73">master</text:span></text:p>
      <text:p text:style-name="P202"><text:span text:style-name="T73">M</text:span><text:span text:style-name="T75">M</text:span> README.md</text:p>
      <text:p text:style-name="P203"/>
      <text:p text:style-name="Preformatted_20_Text"><text:soft-page-break/>E<text:span text:style-name="T78">sta doble M <text:s/></text:span><text:span text:style-name="T74">M</text:span><text:span text:style-name="T76">M </text:span><text:span text:style-name="T40">es como si el archivo README.md se hubiera modificado con el </text:span></text:p>
      <text:p text:style-name="P189">verde y después se volviera a su antiguo estado , eso es porque movimos el HEAD </text:p>
      <text:p text:style-name="P189">ahora realizo unos nuevos cambios sobre el archivos README.md lo guardo y escribo</text:p>
      <text:p text:style-name="P189"/>
      <text:p text:style-name="Preformatted_20_Text"><text:span text:style-name="T39">$ </text:span><text:span text:style-name="T41">git commit -am “actualizamos el readme con todos los archivos a omitir”</text:span></text:p>
      <text:p text:style-name="P190"><text:span text:style-name="T41">a</text:span><text:span text:style-name="T39">hora hacemos un git lg</text:span></text:p>
      <text:p text:style-name="P187">$ git lg</text:p>
      <text:p text:style-name="P188"/>
      <text:p text:style-name="P188">[master 8cbe8ce] actualizamos el readme con todos los archivos a omitir</text:p>
      <text:p text:style-name="P188"><text:s/>1 file changed, 8 insertions(+)</text:p>
      <text:p text:style-name="P204"><text:span text:style-name="T41">* </text:span><text:span text:style-name="T65">8cbe8ce (</text:span><text:span text:style-name="T68">HEAD -&gt; </text:span><text:span text:style-name="T70">master</text:span><text:span text:style-name="T65">)</text:span><text:span text:style-name="T41"> actualizamos el readme con todos los archivos a omitir</text:span></text:p>
      <text:p text:style-name="P202">* <text:span text:style-name="T64">c0f2f3c</text:span> Creación del readme.md</text:p>
      <text:p text:style-name="P202"/>
      <text:p text:style-name="P208">20. preparando un repositorio para viajes en ele tiempo</text:p>
      <text:p text:style-name="P162">creamos una nueva carpeta curso/demo-04 y en ella creamos un nuevo repositorio con git init</text:p>
      <text:p text:style-name="P162">$ git init </text:p>
      <text:p text:style-name="P162">Inicializado repositorio Git vacío en /home/taughself/Escritorio/curso/demo-04/.git/</text:p>
      <text:p text:style-name="P162"/>
      <text:p text:style-name="P163">ahora vamos agregando archivos uno a uno de la carpeta descargada del curso llamada <text:span text:style-name="T79">materia-heroes, si hacemos un git s</text:span></text:p>
      <text:p text:style-name="P164">$ git s</text:p>
      <text:p text:style-name="P191">## No hay commits todavía en <text:span text:style-name="T73">master</text:span></text:p>
      <text:p text:style-name="P202"><text:span text:style-name="T75">??</text:span> README.md</text:p>
      <text:p text:style-name="P164">vemos que tenemos un archivo que no se le está dando un seguimiento, lo agregamos al stage con </text:p>
      <text:p text:style-name="P164">$ git add -A</text:p>
      <text:p text:style-name="P164">y después vemos su estado con git s</text:p>
      <text:p text:style-name="P164">$ git s</text:p>
      <text:p text:style-name="P191">## No hay commits todavía en <text:span text:style-name="T73">master</text:span></text:p>
      <text:p text:style-name="P202"><text:span text:style-name="T73">A</text:span> <text:s/>README.md</text:p>
      <text:p text:style-name="P164">ahora hago git commit <text:s/>sin poner nada mas, con lo que aparecerá la pantalla de edición para poder escribir all<text:span text:style-name="T80">í</text:span> también el mensaje </text:p>
      <text:p text:style-name="P165">$ git commit</text:p>
      <text:p text:style-name="P165"/>
      <text:p text:style-name="P165">[master (commit-raíz) 4e00dc9] Se agrego el archivo readme</text:p>
      <text:p text:style-name="P165"><text:s/>1 file changed, 0 insertions(+), 0 deletions(-)</text:p>
      <text:p text:style-name="P165"><text:s/>create mode 100644 README.md</text:p>
      <text:p text:style-name="P165"/>
      <text:p text:style-name="P166">añadimos el archivo misiones.md <text:s/><text:span text:style-name="T81">y le hacemos un git s</text:span></text:p>
      <text:p text:style-name="P192">## <text:span text:style-name="T73">master</text:span></text:p>
      <text:p text:style-name="P202"><text:span text:style-name="T75">??</text:span> misiones.md</text:p>
      <text:p text:style-name="P167">lo añadimos al stage con git add – . <text:span text:style-name="T82">(otra manera de añadir al stage todos los archivos, sin seguimiento)</text:span></text:p>
      <text:p text:style-name="P168">$ git add – . </text:p>
      <text:p text:style-name="P168">y después con git s</text:p>
      <text:p text:style-name="P168">$ git s</text:p>
      <text:p text:style-name="P193">## <text:span text:style-name="T73">master</text:span></text:p>
      <text:p text:style-name="P202"><text:span text:style-name="T73">A</text:span> <text:s/>misiones.md</text:p>
      <text:p text:style-name="P169"><text:soft-page-break/>ahora hacemos el commit con </text:p>
      <text:p text:style-name="P169">$ git commit -m “agregamos las misiones”</text:p>
      <text:p text:style-name="P169"/>
      <text:p text:style-name="Standard">[master ac47e24] agregamos las misiones</text:p>
      <text:p text:style-name="Standard"><text:s/>1 file changed, 5 insertions(+)</text:p>
      <text:p text:style-name="Standard"><text:s/>create mode 100644 misiones.md</text:p>
      <text:p text:style-name="Standard"/>
      <text:p text:style-name="P170">añadimos ahora el archivo <text:s/>heroes.md </text:p>
      <text:p text:style-name="P170">$ git s</text:p>
      <text:p text:style-name="P194">## <text:span text:style-name="T73">master</text:span></text:p>
      <text:p text:style-name="P202"><text:span text:style-name="T75">??</text:span> heroes.md</text:p>
      <text:p text:style-name="P170">ahora añadirmos heroes.md al stage</text:p>
      <text:p text:style-name="P170">$ git add – .</text:p>
      <text:p text:style-name="P170"/>
      <text:p text:style-name="P170">y con git s vemos el estado</text:p>
      <text:p text:style-name="P171">$ git s</text:p>
      <text:p text:style-name="P195">## <text:span text:style-name="T73">master</text:span></text:p>
      <text:p text:style-name="P202"><text:span text:style-name="T73">A</text:span> <text:s/>heroes.md</text:p>
      <text:p text:style-name="P171">ahora hacemos el commit de este último archivo</text:p>
      <text:p text:style-name="P171">$ git commit -m “agregamos los heroes”</text:p>
      <text:p text:style-name="P171"/>
      <text:p text:style-name="P171">[master d04a4dc] agregamos los herores</text:p>
      <text:p text:style-name="P171"><text:s/>1 file changed, 7 insertions(+)</text:p>
      <text:p text:style-name="P171"><text:s/>create mode 100644 heroes.md</text:p>
      <text:p text:style-name="P209"/>
      <text:p text:style-name="P172">ahora añadimos el archivo ciudades.md , y hacemos un git s</text:p>
      <text:p text:style-name="P172">$ git s</text:p>
      <text:p text:style-name="P196">## <text:span text:style-name="T73">master</text:span></text:p>
      <text:p text:style-name="P202"><text:span text:style-name="T75">??</text:span> ciudades.md</text:p>
      <text:p text:style-name="P172">lo añadimos al stage con git add – .</text:p>
      <text:p text:style-name="P172">$ git add – .</text:p>
      <text:p text:style-name="P172"/>
      <text:p text:style-name="P173">hacemos commit de ciudades.md con git commit -m “agregamos las ciudades”</text:p>
      <text:p text:style-name="P174">$ git commit -m “agregamos las ciudades”</text:p>
      <text:p text:style-name="P174"/>
      <text:p text:style-name="P174">[master 3a0a341] agregamos las ciudades</text:p>
      <text:p text:style-name="P174"><text:s/>1 file changed, 5 insertions(+)</text:p>
      <text:p text:style-name="P174"><text:s/>create mode 100644 ciudades.md</text:p>
      <text:p text:style-name="P174"/>
      <text:p text:style-name="P175">ahora nos queda solo la carpeta historia , la copiamos entera y hacemos un git s</text:p>
      <text:p text:style-name="P175">$ git s</text:p>
      <text:p text:style-name="P175"/>
      <text:p text:style-name="P197">## <text:span text:style-name="T73">master</text:span></text:p>
      <text:p text:style-name="P202"><text:span text:style-name="T75">??</text:span> historia/</text:p>
      <text:p text:style-name="P176">ahora hacemos un git add – .</text:p>
      <text:p text:style-name="P176">$ git add – .</text:p>
      <text:p text:style-name="P176"/>
      <text:p text:style-name="P177">despues hacemos un git status , no un git s</text:p>
      <text:p text:style-name="P177"/>
      <text:p text:style-name="P177"><text:soft-page-break/>$ git status</text:p>
      <text:p text:style-name="P177"/>
      <text:p text:style-name="P198">En la rama master</text:p>
      <text:p text:style-name="Preformatted_20_Text">Cambios a ser confirmados:</text:p>
      <text:p text:style-name="Preformatted_20_Text"><text:s text:c="2"/>(usa "git restore --staged &lt;archivo&gt;..." para sacar del área de stage)</text:p>
      <text:p text:style-name="Preformatted_20_Text"><text:s text:c="8"/><text:span text:style-name="T73">nuevo archivo: <text:s/>historia/batman.historia.md</text:span></text:p>
      <text:p text:style-name="P202"><text:s text:c="8"/><text:span text:style-name="T73">nuevo archivo: <text:s/>historia/superman.historia.md</text:span></text:p>
      <text:p text:style-name="P178">ahora hacemos un commit -m “agregamos las ciudades” , es un error , pero veremos como arreglarlo </text:p>
      <text:p text:style-name="P178">$ git commit -m <text:s/>“agregamos las ciudades”</text:p>
      <text:p text:style-name="P178"/>
      <text:p text:style-name="P178">[master 5de9221] agregamos las ciudades</text:p>
      <text:p text:style-name="P178"><text:s/>2 files changed, 12 insertions(+)</text:p>
      <text:p text:style-name="P178"><text:s/>create mode 100644 historia/batman.historia.md</text:p>
      <text:p text:style-name="P178"><text:s/>create mode 100644 historia/superman.historia.md</text:p>
      <text:p text:style-name="P178"/>
      <text:p text:style-name="P179">hacemos un git lg para ver nuestro error</text:p>
      <text:p text:style-name="P179">$ git lg</text:p>
      <text:p text:style-name="P179"/>
      <text:p text:style-name="P199">* <text:span text:style-name="T64">5de9221 (</text:span><text:span text:style-name="T67">HEAD -&gt; </text:span><text:span text:style-name="T69">master</text:span><text:span text:style-name="T64">)</text:span> agregamos las ciudades</text:p>
      <text:p text:style-name="Preformatted_20_Text">* <text:span text:style-name="T64">3a0a341</text:span> agregamos las ciudades</text:p>
      <text:p text:style-name="Preformatted_20_Text">* <text:span text:style-name="T64">d04a4dc</text:span> agregamos los herores</text:p>
      <text:p text:style-name="Preformatted_20_Text">* <text:span text:style-name="T64">ac47e24</text:span> agregamos las misiones</text:p>
      <text:p text:style-name="P202">* <text:span text:style-name="T64">4e00dc9</text:span> Se agrego el archivo readme</text:p>
      <text:p text:style-name="P179"/>
      <text:p text:style-name="P179">para arreglar esto hacemos un git commit –amend (sin el -m , asi n os abre el editor, para poder cambiar el mensaje)</text:p>
      <text:p text:style-name="P179">$ git commit –amend</text:p>
      <text:p text:style-name="P179">ahora hacemos un git lg para ver la línea del tiempo </text:p>
      <text:p text:style-name="P179">$ git lg</text:p>
      <text:p text:style-name="P179"/>
      <text:p text:style-name="P197">* <text:span text:style-name="T64">ac9a91a (</text:span><text:span text:style-name="T67">HEAD -&gt; </text:span><text:span text:style-name="T69">master</text:span><text:span text:style-name="T64">)</text:span> agregamos las historias de los heroes</text:p>
      <text:p text:style-name="Preformatted_20_Text">* <text:span text:style-name="T64">3a0a341</text:span> agregamos las ciudades</text:p>
      <text:p text:style-name="Preformatted_20_Text">* <text:span text:style-name="T64">d04a4dc</text:span> agregamos los herores</text:p>
      <text:p text:style-name="Preformatted_20_Text">* <text:span text:style-name="T64">ac47e24</text:span> agregamos las misiones</text:p>
      <text:p text:style-name="P202">* <text:span text:style-name="T64">4e00dc9</text:span> Se agrego el archivo readme</text:p>
      <text:p text:style-name="P179">ahora abrimos el archivo README.md y escribimos algo, hacemos un git s</text:p>
      <text:p text:style-name="P179">$git s</text:p>
      <text:p text:style-name="P179"/>
      <text:p text:style-name="P197">## <text:span text:style-name="T73">master</text:span></text:p>
      <text:p text:style-name="P202"><text:s/><text:span text:style-name="T75">M</text:span> README.md</text:p>
      <text:p text:style-name="P179">con una sola línea podemos hacer el add y el commit </text:p>
      <text:p text:style-name="P179">$ git commit -am “editamos el readme.md”</text:p>
      <text:p text:style-name="P179"/>
      <text:p text:style-name="P205">[master ad9f36c] editamos el readme.md</text:p>
      <text:p text:style-name="P205"><text:s/>1 file changed, 3 insertions(+)</text:p>
      <text:p text:style-name="Standard">ahora hago un cambio en el archivo heroes.md, guardo y hago un git s</text:p>
      <text:p text:style-name="P180">$ git s</text:p>
      <text:p text:style-name="P180"/>
      <text:p text:style-name="P200"><text:soft-page-break/>## <text:span text:style-name="T73">master</text:span></text:p>
      <text:p text:style-name="P202"><text:s/><text:span text:style-name="T75">M</text:span> heroes.md</text:p>
      <text:p text:style-name="P180">hacemos un add commit</text:p>
      <text:p text:style-name="P180">$ git commit -am “agregamos a linterna verde <text:span text:style-name="T83">a los heroes </text:span>” </text:p>
      <text:p text:style-name="P180"/>
      <text:p text:style-name="P180">[master 68c18b9] agregamos a linterna verde a los heroes</text:p>
      <text:p text:style-name="P180"><text:s/>1 file changed, 1 insertion(+)</text:p>
      <text:p text:style-name="P180"/>
      <text:p text:style-name="P181">hacemos un git lg</text:p>
      <text:p text:style-name="P181">$ git lg</text:p>
      <text:p text:style-name="P181"/>
      <text:p text:style-name="P201">* <text:span text:style-name="T64">68c18b9 (</text:span><text:span text:style-name="T67">HEAD -&gt; </text:span><text:span text:style-name="T69">master</text:span><text:span text:style-name="T64">)</text:span> agregamos a linterna verde a los heroes</text:p>
      <text:p text:style-name="Preformatted_20_Text">* <text:span text:style-name="T64">ad9f36c</text:span> editamos el readme.md</text:p>
      <text:p text:style-name="Preformatted_20_Text">* <text:span text:style-name="T64">ac9a91a</text:span> agregamos las historias de los heroes</text:p>
      <text:p text:style-name="Preformatted_20_Text">* <text:span text:style-name="T64">3a0a341</text:span> agregamos las ciudades</text:p>
      <text:p text:style-name="Preformatted_20_Text">* <text:span text:style-name="T64">d04a4dc</text:span> agregamos los herores</text:p>
      <text:p text:style-name="Preformatted_20_Text">* <text:span text:style-name="T64">ac47e24</text:span> agregamos las misiones</text:p>
      <text:p text:style-name="P202">* <text:span text:style-name="T64">4e00dc9</text:span> Se agrego el archivo readme</text:p>
      <text:p text:style-name="P182"/>
      <text:p text:style-name="P181"/>
      <text:p text:style-name="P207"/>
      <text:p text:style-name="P210">21. <text:s/>Viajes en el tiempo, rests y reflog </text:p>
      <text:p text:style-name="P215">continuamos en el directorio curso/demo-04, donde tenemos esto.</text:p>
      <text:p text:style-name="P215"/>
      <text:p text:style-name="P213">* <text:span text:style-name="T64">68c18b9 (</text:span><text:span text:style-name="T67">HEAD -&gt; </text:span><text:span text:style-name="T69">master</text:span><text:span text:style-name="T64">)</text:span> agregamos a linterna verde a los heroes</text:p>
      <text:p text:style-name="P214">* <text:span text:style-name="T64">ad9f36c</text:span> editamos el readme.md</text:p>
      <text:p text:style-name="P214">* <text:span text:style-name="T64">ac9a91a</text:span> agregamos las historias de los heroes</text:p>
      <text:p text:style-name="P214">* <text:span text:style-name="T64">3a0a341</text:span> agregamos las ciudades</text:p>
      <text:p text:style-name="P214">* <text:span text:style-name="T64">d04a4dc</text:span> agregamos los herores</text:p>
      <text:p text:style-name="P214">* <text:span text:style-name="T64">ac47e24</text:span> agregamos las misiones</text:p>
      <text:p text:style-name="P212">* <text:span text:style-name="T64">4e00dc9</text:span> Se agrego el archivo readme</text:p>
      <text:p text:style-name="P210"/>
      <text:p text:style-name="P211">supongamos que en el punto del hash <text:s/><text:span text:style-name="T64">ad9f36c</text:span> se nos olvidó hacer un cambio, <text:span text:style-name="T84">y lo que vamos a hacer es un git reset --soft <text:s text:c="2"/></text:span><text:span text:style-name="T66">ad9f36c</text:span></text:p>
      <text:p text:style-name="P206"/>
      <text:p text:style-name="P134"/>
      <text:p text:style-name="P131"/>
      <text:p text:style-name="P132"/>
      <text:p text:style-name="P1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1:16:59.244926399</meta:creation-date>
    <dc:date>2021-01-25T18:38:33.651959171</dc:date>
    <meta:editing-duration>PT10H47M29S</meta:editing-duration>
    <meta:editing-cycles>196</meta:editing-cycles>
    <meta:generator>LibreOffice/6.4.6.2$Linux_X86_64 LibreOffice_project/40$Build-2</meta:generator>
    <meta:document-statistic meta:table-count="0" meta:image-count="0" meta:object-count="0" meta:page-count="21" meta:paragraph-count="812" meta:word-count="5352" meta:character-count="33945" meta:non-whitespace-character-count="28643"/>
  </office:meta>
</office:document-meta>
</file>